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Tableau1.B2" style:family="table-cell" style:data-style-name="N37">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paragraph-properties fo:margin-top="0cm" fo:margin-bottom="0.499cm"/>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1.251cm" fo:margin-right="0cm" fo:text-indent="0cm" style:auto-text-indent="false"/>
      <style:text-properties style:font-name="Courier New" fo:font-size="10pt" style:font-size-asian="10pt" style:font-size-complex="10pt"/>
    </style:style>
    <style:style style:name="P6" style:family="paragraph" style:parent-style-name="Preformatted_20_Text">
      <style:paragraph-properties fo:margin-left="1.251cm" fo:margin-right="0cm" fo:text-indent="0cm" style:auto-text-indent="false"/>
      <style:text-properties style:font-name="Times New Roman" fo:font-size="12pt" style:font-size-asian="12pt" style:font-size-complex="12pt"/>
    </style:style>
    <style:style style:name="P7" style:family="paragraph" style:parent-style-name="Preformatted_20_Text">
      <style:paragraph-properties fo:margin-left="1.251cm" fo:margin-right="0cm" fo:margin-top="0cm" fo:margin-bottom="0.499cm" fo:text-indent="0cm" style:auto-text-indent="false"/>
    </style:style>
    <style:style style:name="P8" style:family="paragraph" style:parent-style-name="Preformatted_20_Text">
      <style:paragraph-properties fo:margin-left="1.251cm" fo:margin-right="0cm" fo:margin-top="0cm" fo:margin-bottom="0.499cm" fo:text-indent="0cm" style:auto-text-indent="false"/>
      <style:text-properties style:font-name="Times New Roman"/>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ext-properties style:font-name="Courier New" fo:font-size="10pt" style:font-size-asian="10pt" style:font-size-complex="10pt"/>
    </style:style>
    <style:style style:name="P11" style:family="paragraph" style:parent-style-name="Standard">
      <style:paragraph-properties fo:margin-left="1.251cm" fo:margin-right="0cm" fo:text-indent="0cm" style:auto-text-indent="false"/>
      <style:text-properties style:font-name="Courier New" fo:font-size="10pt" style:font-size-asian="10pt" style:font-size-complex="10pt"/>
    </style:style>
    <style:style style:name="P12" style:family="paragraph" style:parent-style-name="Text_20_body">
      <style:paragraph-properties fo:margin-left="1.251cm" fo:margin-right="0cm" fo:margin-top="0cm" fo:margin-bottom="0cm" fo:text-indent="0cm" style:auto-text-indent="false"/>
      <style:text-properties style:font-name="Courier New" fo:font-size="10pt" style:font-size-asian="10pt" style:font-size-complex="10p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0pt" style:font-size-asian="10pt" style:font-size-complex="10pt"/>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text-properties style:font-name="Courier New" fo:font-size="10pt" style:font-size-asian="10pt" style:font-size-complex="10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12pt" style:font-size-asian="12pt" style:font-size-complex="12pt"/>
    </style:style>
    <style:style style:name="P20" style:family="paragraph" style:parent-style-name="Preformatted_20_Text">
      <style:paragraph-properties fo:margin-left="0cm" fo:margin-right="0cm" fo:text-indent="0cm" style:auto-text-indent="false"/>
      <style:text-properties style:font-name="Times New Roman" fo:font-size="12pt" style:font-size-asian="12pt" style:font-size-complex="12pt"/>
    </style:style>
    <style:style style:name="P21" style:family="paragraph" style:parent-style-name="Preformatted_20_Text">
      <style:paragraph-properties fo:margin-left="0cm" fo:margin-right="0cm" fo:text-indent="0cm" style:auto-text-indent="false"/>
      <style:text-properties style:font-name="Courier New" fo:font-size="12pt" style:font-size-asian="12pt" style:font-size-complex="12pt"/>
    </style:style>
    <style:style style:name="P22" style:family="paragraph" style:parent-style-name="Preformatted_20_Text">
      <style:paragraph-properties fo:margin-left="0cm" fo:margin-right="0cm" fo:margin-top="0cm" fo:margin-bottom="0.499cm" fo:text-indent="0cm" style:auto-text-indent="false"/>
      <style:text-properties style:font-name="Times New Roman" fo:font-size="12pt" style:font-size-asian="12pt" style:font-size-complex="12pt"/>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text-properties fo:font-weight="bold" style:font-weight-asian="bold" style:font-weight-complex="bold"/>
    </style:style>
    <style:style style:name="P28" style:family="paragraph" style:parent-style-name="Text_20_body" style:list-style-name="L5">
      <style:text-properties fo:font-weight="bold" style:font-weight-asian="bold" style:font-weight-complex="bold"/>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
      <style:paragraph-properties fo:margin-top="0cm" fo:margin-bottom="0cm"/>
    </style:style>
    <style:style style:name="P38" style:family="paragraph" style:parent-style-name="Text_20_body" style:list-style-name="L2">
      <style:paragraph-properties fo:margin-top="0cm" fo:margin-bottom="0cm"/>
    </style:style>
    <style:style style:name="P39" style:family="paragraph" style:parent-style-name="Text_20_body" style:list-style-name="L10">
      <style:paragraph-properties fo:margin-top="0cm" fo:margin-bottom="0cm"/>
    </style:style>
    <style:style style:name="P40" style:family="paragraph" style:parent-style-name="Text_20_body" style:list-style-name="L11">
      <style:paragraph-properties fo:margin-top="0cm" fo:margin-bottom="0cm"/>
    </style:style>
    <style:style style:name="P41" style:family="paragraph" style:parent-style-name="Text_20_body" style:list-style-name="L4">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Times New Roman"/>
    </style:style>
    <style:style style:name="T5" style:family="text">
      <style:text-properties fo:font-size="12pt" style:font-size-asian="12pt" style:font-size-complex="12pt"/>
    </style:style>
    <style:style style:name="T6"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XXXX=yy-nnnn</text:p>
          </table:table-cell>
        </table:table-row>
        <table:table-row>
          <table:table-cell office:value-type="string">
            <text:p text:style-name="P1">Date:</text:p>
          </table:table-cell>
          <table:table-cell table:style-name="Tableau1.B2" office:value-type="date" office:date-value="2022-10-02">
            <text:p text:style-name="Table_20_Contents">02/10/22</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factory-"/>C++ generic factory </text:p>
      <text:p text:style-name="Text_20_body">Experimental generic factories library for C++17.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24">Introduction<text:tab/>2</text:p>
          <text:p text:style-name="P24">Motivation and Scope<text:tab/>2</text:p>
          <text:p text:style-name="P24">Tutorial<text:tab/>4</text:p>
          <text:p text:style-name="P23">Type constructor factory<text:tab/>4</text:p>
          <text:p text:style-name="P23">How to define a class that wouldn't need customization?<text:tab/>5</text:p>
          <text:p text:style-name="P23">How to customize an existing class<text:tab/>5</text:p>
          <text:p text:style-name="P23">How to define a type constructor?<text:tab/>5</text:p>
          <text:p text:style-name="P23">Type constructor helper classes<text:tab/>6</text:p>
          <text:p text:style-name="P24">Design rationale<text:tab/>7</text:p>
          <text:p text:style-name="P23">Why to have a generic make function?<text:tab/>7</text:p>
          <text:p text:style-name="P23">Using a class template as type constructor<text:tab/>7</text:p>
          <text:p text:style-name="P23">Why do we need the concept of type constructor then?<text:tab/>8</text:p>
          <text:p text:style-name="P23">What about emplace factories?<text:tab/>9</text:p>
          <text:p text:style-name="P23">Why to have customization points?<text:tab/>10</text:p>
          <text:p text:style-name="P23">Customization point<text:tab/>10</text:p>
          <text:p text:style-name="P23">reference_wrapper&lt;T&gt; overload to deduce T&amp; <text:tab/>10</text:p>
          <text:p text:style-name="P23">Product types factories<text:tab/>10</text:p>
          <text:p text:style-name="P23">High order factory<text:tab/>10</text:p>
          <text:p text:style-name="P24">Open points<text:tab/>11</text:p>
          <text:p text:style-name="P24">Technical Specification<text:tab/>12</text:p>
          <text:p text:style-name="P23">Header &lt;experimental/meta&gt; Synopsis<text:tab/>12</text:p>
          <text:p text:style-name="P23">Header &lt;experimental/functional&gt; Synopsis<text:tab/>13</text:p>
          <text:p text:style-name="P23">DEDUCED_TYPE(T)<text:tab/>13</text:p>
          <text:p text:style-name="P23">Template function make <text:tab/>14</text:p>
          <text:p text:style-name="P23">Template function make_custom <text:tab/>15</text:p>
          <text:p text:style-name="P24">Example of customizations<text:tab/>15</text:p>
          <text:p text:style-name="P23">optional <text:tab/>15</text:p>
          <text:p text:style-name="P23">expected <text:tab/>15</text:p>
          <text:p text:style-name="P23">future/shared_future <text:tab/>16</text:p>
          <text:p text:style-name="P23">unique_ptr <text:tab/>16</text:p>
          <text:p text:style-name="P23">shared_ptr <text:tab/>17</text:p>
          <text:p text:style-name="P24">Implementation<text:tab/>17</text:p>
          <text:p text:style-name="P24">Acknowledgements<text:tab/>17</text:p>
          <text:p text:style-name="P24">History<text:tab/>17</text:p>
          <text:p text:style-name="P24"><text:soft-page-break/>References<text:tab/>18</text:p>
          <text:p text:style-name="P24">Appendix - Helper Classes not part of this proposal<text:tab/>18</text:p>
        </text:index-body>
      </text:table-of-content>
      <text:h text:style-name="Heading_20_1" text:outline-level="1"><text:bookmark text:name="user-content-introduction"/>Introduction</text:h>
      <text:p text:style-name="Text_20_body">This paper presents a proposal for a generic factory <text:span text:style-name="Source_20_Text">make()</text:span> that allows to make generic algorithms that need to create an instance of a wrapped class from its underlying types.</text:p>
      <text:p text:style-name="Text_20_body">P0091R0 proposes extending template parameter deduction for functions to constructors of template classes. If P0091R0 is adopted, it could seam that this proposal will lost most of its added value, but this is not the case.</text:p>
      <text:h text:style-name="Heading_20_1" text:outline-level="1"><text:bookmark text:name="user-content-motivation-and-scope"/>Motivation and Scope</text:h>
      <text:h text:style-name="Heading_20_2" text:outline-level="2"><text:span text:style-name="T2">make</text:span> factory</text:h>
      <text:p text:style-name="Text_20_body">All these types, <text:span text:style-name="Source_20_Text">shared_ptr&lt;T&gt;</text:span>, <text:span text:style-name="Source_20_Text">unique_ptr&lt;T,D&gt;</text:span>, <text:span text:style-name="Source_20_Text">optional&lt;T&gt;</text:span>, <text:span text:style-name="Source_20_Text">expected&lt;T,E&gt;</text:span> and <text:span text:style-name="Source_20_Text">future&lt;T&gt;</text:span>, have in common that all of them have an underlying type `T'.</text:p>
      <text:p text:style-name="Text_20_body">There are two kind of factories: </text:p>
      <text:list xml:id="list1268344812" text:style-name="L1">
        <text:list-item>
          <text:p text:style-name="P25">type constructor with the underlying types as parameter</text:p>
          <text:list>
            <text:list-item>
              <text:p text:style-name="P37"><text:span text:style-name="Source_20_Text">back_inserter</text:span> </text:p>
            </text:list-item>
            <text:list-item>
              <text:p text:style-name="P37"><text:span text:style-name="Source_20_Text">make_optional</text:span> </text:p>
            </text:list-item>
            <text:list-item>
              <text:p text:style-name="P37"><text:span text:style-name="Source_20_Text">make_ready_future</text:span> </text:p>
            </text:list-item>
            <text:list-item>
              <text:p text:style-name="P37"><text:span text:style-name="Source_20_Text">make_expected</text:span> </text:p>
            </text:list-item>
          </text:list>
        </text:list-item>
        <text:list-item>
          <text:p text:style-name="P25">emplace construction of the underlying type given the constructor parameters</text:p>
          <text:list>
            <text:list-item>
              <text:p text:style-name="P37"><text:span text:style-name="Source_20_Text">make_shared</text:span> </text:p>
            </text:list-item>
            <text:list-item>
              <text:p text:style-name="P25"><text:span text:style-name="Source_20_Text">make_unique</text:span> </text:p>
            </text:list-item>
          </text:list>
        </text:list-item>
      </text:list>
      <text:p text:style-name="Text_20_body">When writing an application, the user knows if the function to write should return a specific type,<text:line-break/>as <text:span text:style-name="Source_20_Text">shared_ptr&lt;T&gt;</text:span>, <text:span text:style-name="Source_20_Text">unique_ptr&lt;T,D&gt;</text:span>, <text:span text:style-name="Source_20_Text">optional&lt;T&gt;</text:span>, <text:span text:style-name="Source_20_Text">expected&lt;T,E&gt;</text:span> or <text:span text:style-name="Source_20_Text">future&lt;T&gt;</text:span>. E.g. when the user knows that the function must return a owned smart pointer it would use <text:span text:style-name="Source_20_Text">unique_ptr&lt;T&gt;</text:span>.</text:p>
      <text:p text:style-name="P4">template &lt;class T&gt;</text:p>
      <text:p text:style-name="P4">unique_ptr&lt;T&gt; f() {</text:p>
      <text:p text:style-name="P4"><text:s text:c="2"/>T a,</text:p>
      <text:p text:style-name="P4"><text:s text:c="2"/>...</text:p>
      <text:p text:style-name="P4"><text:s text:c="2"/>return make_unique(a);</text:p>
      <text:p text:style-name="P4"><text:s text:c="2"/>//return unique_ptr(a); // would this be correct if P0091R0 is accepted?</text:p>
      <text:p text:style-name="P7">}</text:p>
      <text:p text:style-name="Text_20_body">If the user knows that the function must return a shared smart pointer</text:p>
      <text:p text:style-name="P4">template &lt;class T&gt;</text:p>
      <text:p text:style-name="P4">shared_ptr&lt;T&gt; f() {</text:p>
      <text:p text:style-name="P4"><text:s text:c="2"/>T a,</text:p>
      <text:p text:style-name="P4"><text:s text:c="2"/>...</text:p>
      <text:p text:style-name="P4"><text:s text:c="2"/>return make_shared(a);</text:p>
      <text:p text:style-name="P4"><text:soft-page-break/><text:s text:c="2"/>//return shared_ptr(a); // would this be correct if P0091R0 is accepted?</text:p>
      <text:p text:style-name="P7">}</text:p>
      <text:p text:style-name="Text_20_body">However when writing a library, the author doesn't always know which type the user wants as a result. In these cases the function library must take some kind of type constructor to let the user make the choice.</text:p>
      <text:p text:style-name="P4">template &lt;template &lt;class&gt; class TC, class T&gt;</text:p>
      <text:p text:style-name="P4">TC&lt;T&gt; f() {</text:p>
      <text:p text:style-name="P4"><text:s text:c="2"/>T a;</text:p>
      <text:p text:style-name="P4"><text:s text:c="2"/>...</text:p>
      <text:p text:style-name="P4"><text:s text:c="2"/>return make&lt;TC&gt;(a);</text:p>
      <text:p text:style-name="P7">}</text:p>
      <text:p text:style-name="Text_20_body">In addition, we have factories for the product types such as <text:span text:style-name="Source_20_Text">pair </text:span>and <text:span text:style-name="Source_20_Text">tuple</text:span></text:p>
      <text:list xml:id="list840713202" text:style-name="L2">
        <text:list-item>
          <text:p text:style-name="P38"><text:span text:style-name="Source_20_Text">make_pair</text:span> </text:p>
        </text:list-item>
        <text:list-item>
          <text:p text:style-name="P26"><text:span text:style-name="Source_20_Text">make_tuple</text:span> </text:p>
        </text:list-item>
      </text:list>
      <text:p text:style-name="Text_20_body">We can use the class template name as a type constructor</text:p>
      <text:p text:style-name="P4">vector&lt;int&gt; vi1 = { 0, 1, 1, 2, 3, 5, 8 };</text:p>
      <text:p text:style-name="P4">vector&lt;int&gt; vi2;</text:p>
      <text:p text:style-name="P4">copy_n(vi1, 3, make&lt;back_insert_iterator&gt;(vi2));</text:p>
      <text:p text:style-name="P4"/>
      <text:p text:style-name="P4">int v=0;</text:p>
      <text:p text:style-name="P4">auto x1 = make&lt;shared_ptr&gt;(v);</text:p>
      <text:p text:style-name="P4">auto x2 = make&lt;unique_ptr&gt;(v);</text:p>
      <text:p text:style-name="P4">auto x3 = make&lt;optional&gt;(v);</text:p>
      <text:p text:style-name="P4">auto x4 = make&lt;future&gt;(v);</text:p>
      <text:p text:style-name="P4">auto x5 = make&lt;shared_future&gt;(v);</text:p>
      <text:p text:style-name="P4">auto x6 = make&lt;expected&gt;(v);</text:p>
      <text:p text:style-name="P4">auto x7 = make&lt;pair&gt;(v, v);</text:p>
      <text:p text:style-name="P7">auto x8 = make&lt;tuple&gt;(v, v, 1u);</text:p>
      <text:p text:style-name="Text_20_body">or making use of <text:span text:style-name="Source_20_Text">reference_wrapper</text:span> type deduction</text:p>
      <text:p text:style-name="P4">int v=0;</text:p>
      <text:p text:style-name="P7">future&lt;int&amp;&gt; x4 = make&lt;future&gt;(std::ref(v));</text:p>
      <text:p text:style-name="Text_20_body">or use the class name to build to support in place construction</text:p>
      <text:p text:style-name="P4">auto x1 = make&lt;shared_ptr&lt;A&gt;&gt;(v, v);</text:p>
      <text:p text:style-name="P4">auto x2 = make&lt;unique_ptr&lt;A&gt;&gt;(v, v);</text:p>
      <text:p text:style-name="P4">auto x3 = make&lt;optional&lt;A&gt;&gt;();</text:p>
      <text:p text:style-name="P4">auto x4 = make&lt;future&lt;A&gt;&gt;(v);</text:p>
      <text:p text:style-name="P4">auto x5 = make&lt;shared_future&lt;A&gt;&gt;(v, v);</text:p>
      <text:p text:style-name="P7">auto x6 = make&lt;expected&lt;A&gt;&gt;(v, v);</text:p>
      <text:p text:style-name="Text_20_body">Note, if P0091R0 is accepted, the following will be already possible</text:p>
      <text:p text:style-name="P4">int v=0;</text:p>
      <text:p text:style-name="P4">auto x3 = optional(v);</text:p>
      <text:p text:style-name="P4">auto x7 = pair(v, v);</text:p>
      <text:p text:style-name="P7">auto x8 = tuple(v, v, 1u);</text:p>
      <text:p text:style-name="Text_20_body">However we can not do that for classes having non-member factories as <text:span text:style-name="T2">std::experimental::future.</text:span></text:p>
      <text:p text:style-name="P14"><text:soft-page-break/>It is not clear how P0091R0 or an evolution of this proposal could be used inside a template. What is the type of the template parameter representing the type constructor? What would be the contents of <text:span text:style-name="T2">?T?</text:span> and <text:span text:style-name="T2">?R? </text:span>in the following function template.</text:p>
      <text:p text:style-name="P14"/>
      <text:p text:style-name="P4">template &lt;?T? TC, class T&gt;</text:p>
      <text:p text:style-name="P4">?R? f() {</text:p>
      <text:p text:style-name="P4"><text:s text:c="2"/>T a;</text:p>
      <text:p text:style-name="P4"><text:s text:c="2"/>...</text:p>
      <text:p text:style-name="P4"><text:s text:c="2"/>return TC(a);</text:p>
      <text:p text:style-name="P8">}</text:p>
      <text:p text:style-name="Text_20_body">Would the following be correct if <text:span text:style-name="T4">P0091R0 is adopted?</text:span></text:p>
      <text:p text:style-name="P4">template &lt;template &lt;class&gt; TC, class T&gt;</text:p>
      <text:p text:style-name="P4">TC&lt;T&gt; f() {</text:p>
      <text:p text:style-name="P4"><text:s text:c="2"/>T a;</text:p>
      <text:p text:style-name="P4"><text:s text:c="2"/>...</text:p>
      <text:p text:style-name="P4"><text:s text:c="2"/>return TC(a);</text:p>
      <text:p text:style-name="P8">}</text:p>
      <text:p text:style-name="Text_20_body">We can also make use of the class to avoid the type deduction</text:p>
      <text:p text:style-name="P4">int i;</text:p>
      <text:p text:style-name="P7">auto x1 = make&lt;future&lt;long&gt;&gt;(i);</text:p>
      <text:p text:style-name="Text_20_body">Sometimes the user wants that the underlying type be deduced from the parameter, but the type constructor needs more information. A type holder <text:span text:style-name="Source_20_Text">_t </text:span>can be used to mean any type <text:span text:style-name="Source_20_Text">T</text:span>.</text:p>
      <text:p text:style-name="P4">auto x2 = make&lt;expected&lt;_t, E&gt;&gt;(v);</text:p>
      <text:p text:style-name="P7">auto x2 = make&lt;unique_ptr&lt;_t, MyDeleter&gt;&gt;(v);</text:p>
      <text:h text:style-name="Heading_20_2" text:outline-level="2"><text:span text:style-name="T2">none</text:span> factory</text:h>
      <text:p text:style-name="Text_20_body">There are currenltly </text:p>
      <text:p text:style-name="Text_20_body">There is a proliferation of unit types, <text:span text:style-name="T2">nullptr_t</text:span>, <text:span text:style-name="T2">nullopt_t</text:span><text:span text:style-name="T4"> and the proposed <text:s/></text:span><text:span text:style-name="T2">nullvar_t</text:span> (P0080) and <text:span text:style-name="T2">none_t</text:span> (P0032 for <text:span text:style-name="T2">any</text:span>), <text:s/>used for Nullable types as <text:span text:style-name="T2">T*</text:span>, <text:s/><text:span text:style-name="T2">unique_ptr&lt;T&gt;</text:span>, <text:span text:style-name="T2">shared_ptr&lt;T&gt;</text:span>, <text:span text:style-name="T2">week_ptr&lt;T&gt;</text:span>, <text:span text:style-name="T2">optional&lt;T&gt;</text:span>, <text:span text:style-name="T2">nullable_variant&lt;Ts...&gt; </text:span>and <text:span text:style-name="T2">any</text:span>.</text:p>
      <text:p text:style-name="Text_20_body">Generic code working with Nullable types, needs a generic way to name the null value. This is the reason d'être of <text:span text:style-name="T2">none_t&lt;TC&gt;</text:span><text:span text:style-name="T4"> and </text:span><text:span text:style-name="T2">none&lt;TC&gt;()</text:span>. </text:p>
      <text:p text:style-name="Text_20_body">Note that this proposal is not requesting the suppression of these null types and its associated constants, and replace </text:p>
      <text:p text:style-name="P18"><text:tab/><text:span text:style-name="T2">nullptr</text:span> by <text:span text:style-name="T2">none&lt;unique_ptr&gt;()</text:span></text:p>
      <text:p text:style-name="P18"><text:tab/><text:span text:style-name="T2">nullopt</text:span> by <text:span text:style-name="T2">none&lt;optional&gt;()</text:span></text:p>
      <text:p text:style-name="P18"><text:tab/><text:span text:style-name="T2">nullvar</text:span> by <text:span text:style-name="T2">none&lt;nullable_variant&gt;()</text:span></text:p>
      <text:p text:style-name="P17"/>
      <text:p text:style-name="Text_20_body">but just to add a generic function that giving the Nullable type it returns its associated null value.</text:p>
      <text:p text:style-name="P4">template &lt;class TC&gt;</text:p>
      <text:p text:style-name="P4"><text:soft-page-break/>none_t&lt;TC&gt; none();</text:p>
      <text:p text:style-name="P4"/>
      <text:p text:style-name="Text_20_body">For example</text:p>
      <text:p text:style-name="P4">template &lt;class TC&gt;</text:p>
      <text:p text:style-name="P4"><text:s text:c="2"/>meta::apply&lt;TC, int&gt; safe_divide(int i, int j)</text:p>
      <text:p text:style-name="P4">{</text:p>
      <text:p text:style-name="P4"><text:s text:c="2"/>if (j == 0)</text:p>
      <text:p text:style-name="P4"><text:s text:c="4"/>return none&lt;TC&gt;();</text:p>
      <text:p text:style-name="P4"><text:s text:c="2"/>else</text:p>
      <text:p text:style-name="P4"><text:s text:c="4"/>return make&lt;TC&gt;(i / j);</text:p>
      <text:p text:style-name="P7">}</text:p>
      <text:p text:style-name="P7"/>
      <text:h text:style-name="Heading_20_1" text:outline-level="1">Tutorial</text:h>
      <text:h text:style-name="Heading_20_2" text:outline-level="2"><text:bookmark text:name="user-content-type-constructor-factory"/>Type constructor factory</text:h>
      <text:p text:style-name="Text_20_body">Given</text:p>
      <text:p text:style-name="P4">template &lt;class TC&gt;</text:p>
      <text:p text:style-name="P4"><text:s text:c="2"/>meta::apply&lt;TC, int&gt; safe_divide(int i, int j)</text:p>
      <text:p text:style-name="P4">{</text:p>
      <text:p text:style-name="P4"><text:s text:c="2"/>if (j == 0)</text:p>
      <text:p text:style-name="P4"><text:s text:c="4"/>return none&lt;TC&gt;();</text:p>
      <text:p text:style-name="P4"><text:s text:c="2"/>else</text:p>
      <text:p text:style-name="P4"><text:s text:c="4"/>return make&lt;TC&gt;(i / j);</text:p>
      <text:p text:style-name="P7">}</text:p>
      <text:p text:style-name="Text_20_body">where <text:span text:style-name="T2">meta::apply&lt;TC, T&gt;</text:span> <text:s/>applies a type constructor to a type resulting in another type, <text:s/><text:span text:style-name="T2">none&lt;TC&gt;()</text:span> returns a <text:span text:style-name="T2">none_t&lt;TC&gt;</text:span> associated to <text:span text:style-name="T2">TC. none_t&lt;TC&gt;</text:span><text:span text:style-name="T4"> must be implicitly convertible to </text:span><text:span text:style-name="T2">apply&lt;TC,T&gt;</text:span><text:span text:style-name="T4"> for any </text:span><text:span text:style-name="T2">T</text:span><text:span text:style-name="T4">.</text:span></text:p>
      <text:p text:style-name="Text_20_body">We can use this function with different type constructors as</text:p>
      <text:p text:style-name="P7">auto x = safe_divide&lt;optional&lt;_t&gt;&gt;(1, 0);</text:p>
      <text:p text:style-name="Text_20_body">or</text:p>
      <text:p text:style-name="P7">auto x = safe_divide&lt;unique_ptr&lt;_t&gt;&gt;(1, 0);</text:p>
      <text:p text:style-name="P22">Here <text:span text:style-name="T2">optional&lt;_t&gt;</text:span> is a type constructor, <text:span text:style-name="T2">_t</text:span> is a type placeholder used here to make evident that we are constructing <text:span text:style-name="T2">optional&lt;T&gt;</text:span> types.</text:p>
      <text:h text:style-name="Heading_20_2" text:outline-level="2"><text:bookmark text:name="user-content-how-to-define-a-class-that-wouldnt-need-customization"/>How to define a class that wouldn't need customization?</text:h>
      <text:p text:style-name="Text_20_body"><text:span text:style-name="Source_20_Text">make</text:span> is defined by default when the type defines a conversion from the make arguments. <text:span text:style-name="T2">make&lt;TC&gt;(x1, …, xn)</text:span> is equivalent to <text:s/></text:p>
      <text:p text:style-name="P7">apply&lt;TC, X1, … Xn&gt;(xs...);</text:p>
      <text:h text:style-name="Heading_20_2" text:outline-level="2"><text:bookmark text:name="user-content-how-to-customize-an-existing-class"/><text:soft-page-break/>How to customize an existing class</text:h>
      <text:p text:style-name="Text_20_body">When the existing class doesn't provide the needed constructor as e.g. <text:span text:style-name="Source_20_Text">boost::uture&lt;T&gt;</text:span>, the user needs to add the missing overloads for the customizable <text:span text:style-name="Source_20_Text">make_custom</text:span> function so that they can be found by ADL. This function has a tag parameter containing the type to construct.</text:p>
      <text:p text:style-name="P4">namespace boost {</text:p>
      <text:p text:style-name="P4"><text:s text:c="2"/>future&lt;void&gt; make_custom(meta::id&lt;future&lt;void&gt;&gt;) </text:p>
      <text:p text:style-name="P4"><text:s text:c="2"/>{ </text:p>
      <text:p text:style-name="P4"><text:s text:c="4"/>return make_ready_future(); </text:p>
      <text:p text:style-name="P4"><text:s text:c="2"/>}</text:p>
      <text:p text:style-name="P4"><text:s text:c="2"/>template &lt;class T, class ...Args&gt;</text:p>
      <text:p text:style-name="P4"><text:s text:c="2"/>future&lt;T&gt; make_custom(meta::id&lt;future&lt;T&gt;&gt;, Args&amp;&amp; ...args)</text:p>
      <text:p text:style-name="P4"><text:s text:c="2"/>{ </text:p>
      <text:p text:style-name="P4"><text:s text:c="4"/>return make_ready_future&lt;T&gt;(forward&lt;Args&gt;(x)...); </text:p>
      <text:p text:style-name="P4"><text:s text:c="2"/>}</text:p>
      <text:p text:style-name="P7">}</text:p>
      <text:h text:style-name="Heading_20_2" text:outline-level="2"><text:bookmark text:name="user-content-how-to-define-a-type-constructor"/>How to define a type constructor?</text:h>
      <text:p text:style-name="Text_20_body">The simple case is when the class has a single template parameter as is the case for <text:span text:style-name="Source_20_Text">future&lt;T&gt;</text:span>. </text:p>
      <text:p text:style-name="P4">namespace boost</text:p>
      <text:p text:style-name="P4">{</text:p>
      <text:p text:style-name="P4"><text:s text:c="2"/>struct future_tc {</text:p>
      <text:p text:style-name="P4"><text:s text:c="4"/>template &lt;class T&gt;</text:p>
      <text:p text:style-name="P4"><text:s text:c="4"/>using apply = future&lt;T&gt;;</text:p>
      <text:p text:style-name="P4"><text:s text:c="2"/>};</text:p>
      <text:p text:style-name="P7">}</text:p>
      <text:p text:style-name="Text_20_body">When the class has two parameters and the underlying type is the first template parameter, as it is the case for <text:span text:style-name="Source_20_Text">expected</text:span>, </text:p>
      <text:p text:style-name="P4">namespace tboost</text:p>
      <text:p text:style-name="P4">{</text:p>
      <text:p text:style-name="P4"><text:s text:c="2"/>template &lt;class E&gt;</text:p>
      <text:p text:style-name="P4"><text:s text:c="2"/>struct expected_tc&lt;E&gt; {</text:p>
      <text:p text:style-name="P4"><text:s text:c="4"/>template &lt;class T&gt;</text:p>
      <text:p text:style-name="P4"><text:s text:c="4"/>using apply = expected&lt;T, E&gt;;</text:p>
      <text:p text:style-name="P4"><text:s text:c="2"/>};</text:p>
      <text:p text:style-name="P7">}</text:p>
      <text:p text:style-name="Text_20_body">If the second template depends on the first one as it is the case of <text:span text:style-name="Source_20_Text">unique_ptr&lt;T, D&gt;</text:span>, the rebind of the second parameter must be done explicitly. </text:p>
      <text:p text:style-name="P4">namespace tboost</text:p>
      <text:p text:style-name="P4">{</text:p>
      <text:p text:style-name="P4"><text:s text:c="2"/>namespace detail</text:p>
      <text:p text:style-name="P4"><text:s text:c="2"/>{</text:p>
      <text:p text:style-name="P4"><text:s text:c="4"/>template &lt;class D, class T&gt;</text:p>
      <text:p text:style-name="P4"><text:s text:c="4"/>struct rebind;</text:p>
      <text:p text:style-name="P4"><text:s text:c="4"/>template &lt;template &lt;class...&gt; class TC, class ...Ts, class ...Us&gt;</text:p>
      <text:p text:style-name="P4"><text:s text:c="4"/>struct rebind&lt;TC&lt;Ts...&gt;, Us...&gt;&gt; {</text:p>
      <text:p text:style-name="P4"><text:s text:c="6"/>using type = TC&lt;Us...&gt;; </text:p>
      <text:p text:style-name="P4"><text:s text:c="4"/>};</text:p>
      <text:p text:style-name="P4"><text:s text:c="4"/>template &lt;class M, class ...Us&gt;</text:p>
      <text:p text:style-name="P4"><text:soft-page-break/><text:s text:c="4"/>using rebind_t = typename rebind&lt;M, Us...&gt;&gt;::type;</text:p>
      <text:p text:style-name="P4"><text:s text:c="2"/>}</text:p>
      <text:p text:style-name="P4"/>
      <text:p text:style-name="P4"><text:s text:c="2"/>template &lt;&gt;</text:p>
      <text:p text:style-name="P4"><text:s text:c="4"/>struct default_delete&lt;experimental::_t&gt; </text:p>
      <text:p text:style-name="P4"><text:s text:c="2"/>{</text:p>
      <text:p text:style-name="P4"><text:s text:c="4"/>template&lt;class T&gt;</text:p>
      <text:p text:style-name="P4"><text:s text:c="4"/>using apply = default_delete&lt;T&gt;;</text:p>
      <text:p text:style-name="P4"><text:s text:c="2"/>};</text:p>
      <text:p text:style-name="P4"/>
      <text:p text:style-name="P4"><text:s text:c="2"/>template &lt;class D&gt;</text:p>
      <text:p text:style-name="P4"><text:s text:c="4"/>struct unique_ptr&lt;experimental::_t, D&gt;</text:p>
      <text:p text:style-name="P4"><text:s text:c="2"/>{</text:p>
      <text:p text:style-name="P4"><text:s text:c="4"/>template&lt;class T&gt;</text:p>
      <text:p text:style-name="P4"><text:s text:c="4"/>using apply = unique_ptr&lt;T, detail::rebind_t&lt;D, T&gt;&gt;;</text:p>
      <text:p text:style-name="P4"><text:s text:c="2"/>};</text:p>
      <text:p text:style-name="P7">}</text:p>
      <text:h text:style-name="Heading_20_2" text:outline-level="2">Type constructor helper classes</text:h>
      <text:p text:style-name="Text_20_body">Defining these type constructors is cumbersome. This task can be simplified with some helper classes. </text:p>
      <text:p text:style-name="P4">// type holder</text:p>
      <text:p text:style-name="P4">struct _t {};</text:p>
      <text:p text:style-name="P4"/>
      <text:p text:style-name="P4">namespace meta</text:p>
      <text:p text:style-name="P4">{</text:p>
      <text:p text:style-name="P4"><text:s text:c="2"/>// identity meta-function</text:p>
      <text:p text:style-name="P4"><text:s text:c="2"/>template&lt;class T&gt;</text:p>
      <text:p text:style-name="P4"><text:s text:c="4"/>struct id</text:p>
      <text:p text:style-name="P4"><text:s text:c="4"/>{</text:p>
      <text:p text:style-name="P4"><text:s text:c="6"/>using type = T;</text:p>
      <text:p text:style-name="P4"><text:s text:c="4"/>};</text:p>
      <text:p text:style-name="P4"/>
      <text:p text:style-name="P4"><text:s text:c="2"/>// lift a class template to a type constructor</text:p>
      <text:p text:style-name="P4"><text:s text:c="2"/>template &lt;template &lt;class ...&gt; class TC, class... Args&gt;</text:p>
      <text:p text:style-name="P4"><text:s text:c="4"/>struct lift;</text:p>
      <text:p text:style-name="P4"/>
      <text:p text:style-name="P4"><text:s text:c="2"/>// reverse lift a class template to a type constructor</text:p>
      <text:p text:style-name="P4"><text:s text:c="2"/>template &lt;template &lt;class ...&gt; class TC, class... Args&gt;</text:p>
      <text:p text:style-name="P4"><text:s text:c="4"/>struct reverse_lift;</text:p>
      <text:p text:style-name="P4"/>
      <text:p text:style-name="P4"><text:s text:c="2"/>template &lt;class M, class ...U&gt;</text:p>
      <text:p text:style-name="P4"><text:s text:c="2"/>struct rebind : id&lt;typename M::template rebind&lt;U...&gt;&gt; {};</text:p>
      <text:p text:style-name="P4"/>
      <text:p text:style-name="P4"><text:s text:c="2"/>template &lt;template&lt;class ...&gt; class TC, class ...Ts, class ...Us&gt;</text:p>
      <text:p text:style-name="P4"><text:s text:c="2"/>struct rebind&lt;TC&lt;Ts...&gt;, Us...&gt; : id&lt;TC&lt;Us...&gt;&gt; {};</text:p>
      <text:p text:style-name="P4"/>
      <text:p text:style-name="P4"><text:s text:c="2"/>template &lt;class M, class ...Us&gt;</text:p>
      <text:p text:style-name="P4"><text:s text:c="2"/>using rebind_t = eval&lt;rebind&lt;M, Us...&gt;&gt;;</text:p>
      <text:p text:style-name="P4"/>
      <text:p text:style-name="P7">}</text:p>
      <text:p text:style-name="Text_20_body">The previous type constructors could be rewritten using these helper classes as follows:</text:p>
      <text:p text:style-name="P4">namespace boost</text:p>
      <text:p text:style-name="P4"><text:soft-page-break/>{</text:p>
      <text:p text:style-name="P4"><text:s text:c="2"/>template &lt;&gt; struct future&lt;_t&gt; :</text:p>
      <text:p text:style-name="P4"><text:tab/>std::experimental::meta::lift&lt;future&gt; {};</text:p>
      <text:p text:style-name="P7">}</text:p>
      <text:p text:style-name="P4">namespace tboost</text:p>
      <text:p text:style-name="P4">{</text:p>
      <text:p text:style-name="P4"><text:s text:c="2"/>template &lt;class E&gt; struct expected&lt;_t, E&gt; : <text:tab/>std::experimental::meta::reverse_lift&lt;expected, E&gt; {};</text:p>
      <text:p text:style-name="P7">}</text:p>
      <text:p text:style-name="P4">namespace boost</text:p>
      <text:p text:style-name="P4">{</text:p>
      <text:p text:style-name="P4"/>
      <text:p text:style-name="P4"><text:s text:c="2"/>template &lt;&gt;</text:p>
      <text:p text:style-name="P4"><text:s text:c="4"/>struct default_delete&lt;_t&gt; : <text:tab/>std::experimental::meta::lift&lt;default_delete&gt; {};</text:p>
      <text:p text:style-name="P4"/>
      <text:p text:style-name="P4"><text:s text:c="2"/>template &lt;class D&gt;</text:p>
      <text:p text:style-name="P4"><text:s text:c="4"/>struct unique_ptr&lt;_t, D&gt;</text:p>
      <text:p text:style-name="P4"><text:s text:c="2"/>{</text:p>
      <text:p text:style-name="P4"><text:s text:c="4"/>template&lt;class T&gt;</text:p>
      <text:p text:style-name="P4"><text:s text:c="4"/>using apply = unique_ptr&lt;T, std::experimental::meta::rebind_t&lt;D, T&gt;&gt;;</text:p>
      <text:p text:style-name="P4"><text:s text:c="2"/>};</text:p>
      <text:p text:style-name="P7">}</text:p>
      <text:h text:style-name="Heading_20_1" text:outline-level="1"><text:bookmark text:name="user-content-design-rationale"/>Design rationale</text:h>
      <text:h text:style-name="Heading_20_2" text:outline-level="2">Why to have a generic make function?</text:h>
      <text:p text:style-name="Text_20_body">The proposed generic make function is more verbose than the specific ones, so what is the advantage of such a generic function? This proposal doesn't proposes to remove the specific factories. When the user knows that s/he wants an <text:span text:style-name="T2">optional</text:span> the best is to use <text:span text:style-name="T2">make_optional</text:span>. The use of the generic make function has all its sense in the context of generic functions or classes templates.</text:p>
      <text:h text:style-name="Heading_20_2" text:outline-level="2">Using a class template as type constructor</text:h>
      <text:p text:style-name="Text_20_body">We can start with a factory that builds an instance of a class from its class template and deduce the <text:s/>template parameters from the function parameters. </text:p>
      <text:p text:style-name="P17"><text:s text:c="2"/></text:p>
      <text:p text:style-name="P17"><text:s text:c="2"/>template &lt;template &lt;class ...&gt; class TC, class ...X&gt;</text:p>
      <text:p text:style-name="P17"><text:s text:c="2"/>TC&lt;meta::deduced_type_t&lt;X&gt;...&gt; make(X&amp;&amp; ...x);</text:p>
      <text:p text:style-name="P15"/>
      <text:p text:style-name="P16">This overload is enough to cover with <text:span text:style-name="T2">make_optional(v), make_ready_future(v), </text:span><text:s/><text:span text:style-name="T2">make_pair(v1,v2)</text:span> and <text:span text:style-name="T2">make_tuple(v1,v2, v3)</text:span>.</text:p>
      <text:p text:style-name="P17"/>
      <text:p text:style-name="P17"><text:tab/>auto x = make&lt;optional&gt;(v); </text:p>
      <text:p text:style-name="P15"><text:soft-page-break/><text:span text:style-name="T2"><text:tab/>auto x = make&lt;future&gt;(v); </text:span><text:s/></text:p>
      <text:p text:style-name="P15"><text:span text:style-name="T2"><text:tab/>auto x = make&lt;pair&gt;(v1,v2);</text:span> </text:p>
      <text:p text:style-name="P17"><text:tab/>auto x = make&lt;tuple&gt;(v1,v2,v3);</text:p>
      <text:p text:style-name="P15"/>
      <text:p text:style-name="P15"><text:span text:style-name="T5">However this overload doesn't work when there are no parameters, as there is no X to make</text:span> </text:p>
      <text:p text:style-name="P16"><text:span text:style-name="T2">TC&lt;meta::deduced_type_t&lt;X&gt;...&gt; </text:span><text:span text:style-name="T4">well formed</text:span>, so we need to add an overload for void</text:p>
      <text:p text:style-name="P16"/>
      <text:p text:style-name="P17"><text:tab/>template &lt;template &lt;class&gt; class TC&gt;</text:p>
      <text:p text:style-name="P17"><text:tab/>TC&lt;void&gt; make();</text:p>
      <text:p text:style-name="P16"/>
      <text:p text:style-name="P16">This is needed in particular for <text:span text:style-name="T2">future&lt;void&gt; make_ready_future(), </text:span></text:p>
      <text:p text:style-name="P17"/>
      <text:p text:style-name="P15"><text:span text:style-name="T2"><text:tab/>auto x = </text:span><text:span text:style-name="T2">make&lt;future&gt;();</text:span></text:p>
      <text:h text:style-name="Heading_20_2" text:outline-level="2">Why do we need the concept of type constructor then?</text:h>
      <text:p text:style-name="Text_20_body">While templates can be used to build types providing all the template parameters, sometimes we have already fixed one of the parameters and need to provide an additional parameter. This is the case for the proposed class <text:span text:style-name="T2">expected</text:span>. When we build an <text:span text:style-name="T2">expected&lt;int, error_code&gt;</text:span> from an <text:span text:style-name="T2">int</text:span>, we have fixed the second type <text:span text:style-name="T2">error_code</text:span>. We need a type transformation from <text:span text:style-name="T2">int</text:span> to <text:span text:style-name="T2">expected&lt;int, error_code&gt;</text:span><text:span text:style-name="T4">. Let me call this transformation </text:span><text:span text:style-name="T2">expected_error_code</text:span><text:span text:style-name="T4"> for example, so </text:span><text:span text:style-name="T2">expected_error_code&lt;int&gt;</text:span><text:span text:style-name="T4"> should be</text:span><text:span text:style-name="T2"> expected&lt;int, error_code&gt;</text:span><text:span text:style-name="T4">. </text:span></text:p>
      <text:p text:style-name="Text_20_body"><text:span text:style-name="T4">Now we can use the previous make function using the type transformation <text:s/></text:span><text:span text:style-name="T2">expected_error_code.</text:span></text:p>
      <text:p text:style-name="P10">auto x = make&lt;expected_error_code&gt;(i);</text:p>
      <text:p text:style-name="Text_20_body"><text:span text:style-name="T4">If we need a transformation from </text:span><text:span text:style-name="T2">int</text:span><text:span text:style-name="T4"> to </text:span><text:span text:style-name="T2">expected&lt;int, exception_ptr&gt;</text:span><text:span text:style-name="T4">, we could define a type constructor </text:span><text:span text:style-name="T2">expected_exception_ptr&lt;int&gt;. </text:span><text:span text:style-name="T4">But this doesn't scale. We need a way to build the type </text:span><text:span text:style-name="T2">expected&lt;int, E&gt;</text:span><text:span text:style-name="T4"> where </text:span><text:span text:style-name="T2">E</text:span><text:span text:style-name="T4"> can be previously fixed. We can obtain this by defining a class that acts as a type transformation function </text:span></text:p>
      <text:p text:style-name="P11">template &lt;class E&gt;</text:p>
      <text:p text:style-name="P4"><text:s text:c="2"/>struct expected_tc&lt;E&gt; {</text:p>
      <text:p text:style-name="P4"><text:s text:c="4"/>template &lt;class T&gt;</text:p>
      <text:p text:style-name="P4"><text:s text:c="4"/>using apply = expected&lt;T, E&gt;;</text:p>
      <text:p text:style-name="P4"><text:s text:c="2"/>};</text:p>
      <text:p text:style-name="P4"/>
      <text:p text:style-name="P20">Now we need a type transformation that takes a transformation function and a type to build a type. The class <text:span text:style-name="T2">meta::apply</text:span> must be defined so that <text:span text:style-name="T2">meta::apply&lt;expected_tc&lt;error_code&gt;, int&gt;</text:span> is <text:span text:style-name="T2">expected&lt;int, error_code&gt;</text:span>. We say that <text:span text:style-name="T2">expected_tc&lt;error_code&gt;</text:span> is a type constructor.</text:p>
      <text:p text:style-name="P20"/>
      <text:p text:style-name="P20">The definition of meta::apply is very simple</text:p>
      <text:p text:style-name="P20"/>
      <text:p text:style-name="P5"><text:soft-page-break/>template&lt;class TC, class T&gt;</text:p>
      <text:p text:style-name="P5">using apply = typename TC::template apply&lt;T&gt;;</text:p>
      <text:p text:style-name="P21"/>
      <text:p text:style-name="P20">Now we can add <text:span text:style-name="T2">make</text:span> overloads having a type constructor instead of a class template</text:p>
      <text:p text:style-name="P20"/>
      <text:p text:style-name="P6"><text:s text:c="2"/><text:span text:style-name="T3">template &lt;class TC&gt;</text:span></text:p>
      <text:p text:style-name="P5"><text:s text:c="3"/>meta::apply&lt;TC, void&gt; <text:s/>make();</text:p>
      <text:p text:style-name="P5"><text:s text:c="2"/></text:p>
      <text:p text:style-name="P5"><text:s/>template &lt;class TC, class ...X&gt;</text:p>
      <text:p text:style-name="P5"><text:s text:c="3"/>meta::apply&lt;TC, meta::deduced_type_t&lt;X&gt;...&gt; make(X&amp;&amp; ...x);</text:p>
      <text:p text:style-name="Text_20_body"/>
      <text:p text:style-name="P19">Note that these overload make sense only when <text:span text:style-name="T2">TC</text:span> is a type constructor and the types <text:span text:style-name="T2">meta::apply&lt;TC, void&gt;</text:span><text:span text:style-name="T4"> and </text:span><text:span text:style-name="T2">meta::apply&lt;TC, meta::deduced_type_t&lt;X&gt;...&gt;</text:span><text:span text:style-name="T4"> are well formed respectively.</text:span></text:p>
      <text:p text:style-name="Text_20_body">Now we can construct </text:p>
      <text:p text:style-name="P10">auto e = make&lt;expected_tc&lt;error_code&gt;&gt;(i);</text:p>
      <text:h text:style-name="Heading_20_2" text:outline-level="2">What about emplace factories?</text:h>
      <text:p text:style-name="Text_20_body">The previous examples deduce the type to build from the parameters type. However emplace factories as <text:span text:style-name="T2">make_shared</text:span> and <text:span text:style-name="T2">make_unique</text:span> don't deduce the result type from the parameters type. We need to add another overload to take care of this case</text:p>
      <text:p text:style-name="P10">template &lt;class M, class ...Xs&gt;</text:p>
      <text:p text:style-name="P10">M make(Xs&amp;&amp; ...xs);</text:p>
      <text:p text:style-name="Text_20_body">The problem introducing this 5<text:span text:style-name="T6">th</text:span> overload is that it conflicts with the 4<text:span text:style-name="T6">th</text:span> one. This means that we need to use SFINAE to avoid the ambiguity. Once this is resolved, we can use make as follows</text:p>
      <text:p text:style-name="P10">auto sp = make&lt;shared_ptr&lt;X&gt;&gt;(a1, … an);</text:p>
      <text:p text:style-name="P10">auto up = make&lt;unique_ptr&lt;X&gt;&gt;(a1, … an);</text:p>
      <text:p text:style-name="P10"/>
      <text:p text:style-name="Text_20_body">Note however that we can also deduce the type when we have a single parameter</text:p>
      <text:p text:style-name="P10">auto sp = make&lt;shared_ptr&gt;(1);</text:p>
      <text:p text:style-name="P10">auto up = make&lt;unique_ptr&gt;(1);</text:p>
      <text:h text:style-name="Heading_20_2" text:outline-level="2"><text:bookmark text:name="user-content-why-to-have-default-customization-points"/>Why to have customization points?</text:h>
      <text:p text:style-name="Text_20_body">The proposed library contains 5 overload of the function <text:span text:style-name="T2">make</text:span>. The user needs to customize only two overloads, one for <text:span text:style-name="T2">TC&lt;void&gt;</text:span> and one for <text:span text:style-name="T2">TC&lt;Xs&gt;</text:span>. </text:p>
      <text:p text:style-name="Text_20_body">The first factory <text:span text:style-name="Source_20_Text">make_custom</text:span> uses default constructor to build a <text:span text:style-name="Source_20_Text">C&lt;void&gt;</text:span>. </text:p>
      <text:p text:style-name="Text_20_body">The second factory <text:span text:style-name="Source_20_Text">make_custom</text:span> is used to be able to do emplace construction given the specific type.</text:p>
      <text:p text:style-name="Text_20_body">Having these customization points allows to leverage the user of the difficulties to implement these overloads. The user customizing these factories has simpler interface to customize, as the type to build is already deduced.</text:p>
      <text:h text:style-name="Heading_20_2" text:outline-level="2"><text:soft-page-break/>Customization point</text:h>
      <text:p text:style-name="Text_20_body">This proposal takes advantage of overloading the <text:span text:style-name="Source_20_Text">make_custom</text:span> functions adding the tag <text:span text:style-name="Source_20_Text">id&lt;T&gt;</text:span>.</text:p>
      <text:p text:style-name="Text_20_body">We have named the customization points <text:span text:style-name="Source_20_Text">make_custom</text:span> to make more evident that these are customization points.</text:p>
      <text:h text:style-name="Heading_20_2" text:outline-level="2"><text:bookmark text:name="user-content-reference_wrappert-overload-to-deduce-t"/><text:span text:style-name="Source_20_Text">reference_wrapper&lt;T&gt;</text:span> overload to deduce <text:span text:style-name="Source_20_Text">T&amp;</text:span> </text:h>
      <text:p text:style-name="Text_20_body">As it is the case for <text:span text:style-name="Source_20_Text">make_pair</text:span> when the parameter is <text:span text:style-name="Source_20_Text">reference_wrapper&lt;T&gt;</text:span>, the type deduced for the underlying type is <text:span text:style-name="Source_20_Text">T&amp;</text:span>.</text:p>
      <text:h text:style-name="Heading_20_2" text:outline-level="2"><text:bookmark text:name="user-content-product-types-factories"/>Product types factories</text:h>
      <text:p text:style-name="Text_20_body">This proposal takes into account also product type factories (as <text:span text:style-name="Source_20_Text">std::pair</text:span> or <text:span text:style-name="Source_20_Text">std::tuple</text:span>). </text:p>
      <text:p text:style-name="P4">// make product factory overload: Deduce the resulting `Us` </text:p>
      <text:p text:style-name="P4">template &lt;template &lt;class...&gt; class T, class ...Ts&gt;</text:p>
      <text:p text:style-name="P4"><text:s text:c="2"/>T&lt;Us...&gt; make(Ts&amp;&amp; ...args);</text:p>
      <text:p text:style-name="P4">// make product factory overload: Deduce the resulting `Us` </text:p>
      <text:p text:style-name="P4">template &lt;class TC, class ...Ts&gt;</text:p>
      <text:p text:style-name="P7"><text:s text:c="2"/>apply&lt;TC, Us...&gt; make(Ts&amp;&amp; ...args);</text:p>
      <text:p text:style-name="P4">auto x = make&lt;pair&gt;(1, 2u); <text:s/></text:p>
      <text:p text:style-name="P7">auto x = make&lt;tuple&gt;(1, 2u, string("a"); <text:s/></text:p>
      <text:h text:style-name="Heading_20_2" text:outline-level="2">Does it works for array&lt;T,N&gt;</text:h>
      <text:p text:style-name="Text_20_body">[n4315] proposal add a make_array factory so that </text:p>
      <text:p text:style-name="P7"><text:span text:style-name="Source_20_Text">auto a = make_array(42u, 3.14);</text:span></text:p>
      <text:p text:style-name="Text_20_body">is well formed.</text:p>
      <text:p text:style-name="Text_20_body">Could the following work</text:p>
      <text:p text:style-name="P7"><text:span text:style-name="Source_20_Text">auto a = make&lt;array&gt;(42u, 3.14);</text:span></text:p>
      <text:p text:style-name="Text_20_body">No directly, as array is declared </text:p>
      <text:p text:style-name="P4">template &lt;class T, size_t N&gt; class array;</text:p>
      <text:p text:style-name="Text_20_body"/>
      <text:p text:style-name="Text_20_body">and the interface expects a <text:span text:style-name="T2">template &lt;class ...&gt; class</text:span>.</text:p>
      <text:p text:style-name="Text_20_body">We can define</text:p>
      <text:p text:style-name="P4">template &lt;class T, class N&gt; </text:p>
      <text:p text:style-name="P4">using array_t = array&lt;T, N::value&gt;;</text:p>
      <text:p text:style-name="Text_20_body"/>
      <text:p text:style-name="Text_20_body">Now <text:span text:style-name="T2">make&lt;array_t&gt;(</text:span><text:span text:style-name="Source_20_Text"><text:span text:style-name="T2">42u, 3.14</text:span></text:span><text:span text:style-name="T2">)</text:span> result type is</text:p>
      <text:p text:style-name="P12">meta::apply&lt;type_constructor&lt;template_&lt;array_t&gt;&gt;&gt;, </text:p>
      <text:p text:style-name="P10"><text:tab/><text:tab/><text:tab/>unsigned long, double&gt;</text:p>
      <text:p text:style-name="Text_20_body"><text:soft-page-break/></text:p>
      <text:p text:style-name="Text_20_body">which is by default equivalent to</text:p>
      <text:p text:style-name="P4">apply&lt;type_constructor&lt;array_t&lt;_t&gt;&gt;, unsigned long, double&gt;</text:p>
      <text:p text:style-name="Text_20_body"/>
      <text:p text:style-name="Text_20_body">But <text:span text:style-name="T2">array_t&lt;_t&gt;</text:span> is not well formed. We can also redefine <text:span text:style-name="T2">type_constructor&lt;template_&lt;array_t&gt;&gt;</text:span> as follows</text:p>
      <text:p text:style-name="Text_20_body"/>
      <text:p text:style-name="Preformatted_20_Text">template &lt;&gt;</text:p>
      <text:p text:style-name="Preformatted_20_Text">struct type_constructor&lt;template_&lt;array_t&gt;&gt;</text:p>
      <text:p text:style-name="Preformatted_20_Text">{</text:p>
      <text:p text:style-name="Preformatted_20_Text"><text:tab/>template &lt;class ...Ts&gt;</text:p>
      <text:p text:style-name="Preformatted_20_Text"><text:tab/>using apply =<text:span text:style-name="Source_20_Text">array&lt;common_type_t&lt;decay_t&lt;Ts&gt;&gt;, sizeof...(Ts)&gt;</text:span></text:p>
      <text:p text:style-name="Preformatted_20_Text">}</text:p>
      <text:p text:style-name="Text_20_body"/>
      <text:p text:style-name="Text_20_body">Now the result type is <text:span text:style-name="T2">array&lt;double, 2&gt;</text:span> as expected. Everything works now as <text:s/><text:span text:style-name="T2">array&lt;double, 2&gt;</text:span> is constructible from <text:span text:style-name="T2">unsigned</text:span> and <text:span text:style-name="T2">double</text:span>.</text:p>
      <text:p text:style-name="Text_20_body"/>
      <text:p text:style-name="Text_20_body">Does this means that make_array is no more useful. Not at all, compare</text:p>
      <text:p text:style-name="P7"><text:span text:style-name="Source_20_Text">auto a = std::make_array(42u, 3.14);</text:span></text:p>
      <text:p text:style-name="Text_20_body"><text:span text:style-name="Source_20_Text">and</text:span></text:p>
      <text:p text:style-name="P7"><text:span text:style-name="Source_20_Text">auto a = std::make&lt;std::array_t&gt;(42u, 3.14);</text:span></text:p>
      <text:h text:style-name="Heading_20_2" text:outline-level="2"><text:bookmark text:name="user-content-high-order-factory"/>High order factory</text:h>
      <text:p text:style-name="Text_20_body">It is simple to define a high order <text:span text:style-name="Source_20_Text">maker&lt;TC&gt;</text:span> factory that can be used in standard algorithms. </text:p>
      <text:p text:style-name="Text_20_body">For example</text:p>
      <text:p text:style-name="P4">std::vector&lt;X&gt; xs;</text:p>
      <text:p text:style-name="P4">std::vector&lt;Something&lt;X&gt;&gt; ys;</text:p>
      <text:p text:style-name="P7">std::transform(xs.begin(), xs.end(), std::back_inserter(ys), maker&lt;Something&gt;{});</text:p>
      <text:p text:style-name="P4">template &lt;template &lt;class&gt; class T&gt;</text:p>
      <text:p text:style-name="P4"><text:s text:c="2"/>struct maker {</text:p>
      <text:p text:style-name="P4"><text:s text:c="4"/>template &lt;typename ...X&gt;</text:p>
      <text:p text:style-name="P4"><text:s text:c="4"/>constexpr auto</text:p>
      <text:p text:style-name="P4"><text:s text:c="4"/>operator()(X&amp;&amp; ...x) const</text:p>
      <text:p text:style-name="P4"><text:s text:c="4"/>{</text:p>
      <text:p text:style-name="P4"><text:s text:c="8"/>return make&lt;T&gt;(forward&lt;X&gt;(x)...);</text:p>
      <text:p text:style-name="P4"><text:s text:c="4"/>} <text:s text:c="4"/></text:p>
      <text:p text:style-name="P7">};</text:p>
      <text:p text:style-name="Text_20_body">The main problem defining function objects is that we can not have the same class with different template parameters. The <text:span text:style-name="Source_20_Text">maker</text:span> class template has a template class parameter. We need an additional classes that takes a meta-function class and a type.</text:p>
      <text:p text:style-name="Preformatted_20_Text">template &lt;template &lt;class...&gt; class T&gt;</text:p>
      <text:p text:style-name="Preformatted_20_Text"><text:soft-page-break/><text:s text:c="2"/>struct maker_tc {</text:p>
      <text:p text:style-name="Preformatted_20_Text"><text:s text:c="4"/>template &lt;typename ...Xs&gt;</text:p>
      <text:p text:style-name="Preformatted_20_Text"><text:s text:c="4"/>constexpr auto</text:p>
      <text:p text:style-name="Preformatted_20_Text"><text:s text:c="4"/>operator()(Xs&amp;&amp; ...xs) const</text:p>
      <text:p text:style-name="Preformatted_20_Text"><text:s text:c="4"/>{</text:p>
      <text:p text:style-name="Preformatted_20_Text"><text:s text:c="8"/>return make&lt;T&gt;(forward&lt;Xs&gt;(xs)...);</text:p>
      <text:p text:style-name="Preformatted_20_Text"><text:s text:c="4"/>} <text:s text:c="4"/></text:p>
      <text:p text:style-name="Preformatted_20_Text"><text:s text:c="2"/>};</text:p>
      <text:p text:style-name="Preformatted_20_Text"/>
      <text:p text:style-name="Preformatted_20_Text">template &lt;class MFC&gt; // requires MFC is a type constructor</text:p>
      <text:p text:style-name="Preformatted_20_Text"><text:s text:c="2"/>struct maker_mfc {</text:p>
      <text:p text:style-name="Preformatted_20_Text"><text:s text:c="4"/>template &lt;class ...Xs&gt;</text:p>
      <text:p text:style-name="Preformatted_20_Text"><text:s text:c="4"/>constexpr auto</text:p>
      <text:p text:style-name="Preformatted_20_Text"><text:s text:c="4"/>operator()(Xs&amp;&amp; ...xs)</text:p>
      <text:p text:style-name="Preformatted_20_Text"><text:s text:c="4"/>{</text:p>
      <text:p text:style-name="Preformatted_20_Text"><text:s text:c="6"/>return make&lt;MFC&gt;(std::forward&lt;Xs&gt;(xs)...);</text:p>
      <text:p text:style-name="Preformatted_20_Text"><text:s text:c="4"/>}</text:p>
      <text:p text:style-name="Preformatted_20_Text"><text:s text:c="2"/>};</text:p>
      <text:p text:style-name="Preformatted_20_Text"/>
      <text:p text:style-name="Preformatted_20_Text">template &lt;class M&gt; // requires M is a type</text:p>
      <text:p text:style-name="Preformatted_20_Text"><text:s text:c="2"/>struct maker_t</text:p>
      <text:p text:style-name="Preformatted_20_Text"><text:s text:c="2"/>{</text:p>
      <text:p text:style-name="Preformatted_20_Text"><text:s text:c="4"/>template &lt;class ...Args&gt;</text:p>
      <text:p text:style-name="Preformatted_20_Text"><text:s text:c="4"/>constexpr M operator()(Args&amp;&amp; ...args) const</text:p>
      <text:p text:style-name="Preformatted_20_Text"><text:s text:c="4"/>{</text:p>
      <text:p text:style-name="Preformatted_20_Text"><text:s text:c="6"/>return make&lt;M&gt;(std::forward&lt;Args&gt;(args)...);</text:p>
      <text:p text:style-name="Preformatted_20_Text"><text:s text:c="4"/>}</text:p>
      <text:p text:style-name="P2"><text:s text:c="2"/>};</text:p>
      <text:h text:style-name="Heading_20_1" text:outline-level="1"><text:bookmark text:name="user-content-open-points"/>Open points</text:h>
      <text:p text:style-name="Text_20_body">The authors would like to have an answer to the following points if there is at all an interest in this proposal:</text:p>
      <text:list xml:id="list1264010441" text:style-name="L3">
        <text:list-item>
          <text:p text:style-name="P27"><text:bookmark text:name="user-content-is-there-an-interest-on-the-make-functions"/>Is there an interest on the make functions?</text:p>
        </text:list-item>
        <text:list-item>
          <text:p text:style-name="P27"><text:bookmark text:name="user-content-is-there-an-interest-on-the-none-functions"/>Is there an interest on the none functions?</text:p>
        </text:list-item>
        <text:list-item>
          <text:p text:style-name="P27"><text:bookmark text:name="user-content-should-the-customization-be-done-with-overloading-or-with-traits"/>Should the customization be done with overloading or with traits?</text:p>
        </text:list-item>
      </text:list>
      <text:p text:style-name="P9">The current proposal uses overloading as customization point. The alternative is to use traits as e.g. the library Hana uses.</text:p>
      <text:p text:style-name="P9">If overloading is preferred, </text:p>
      <text:list xml:id="list1007383803" text:style-name="L4">
        <text:list-item>
          <text:p text:style-name="P41">should the customization function names be suffixed e.g. with <text:span text:style-name="Source_20_Text">_custom</text:span>?</text:p>
        </text:list-item>
      </text:list>
      <text:list xml:id="list30642113" text:style-name="L5">
        <text:list-item>
          <text:p text:style-name="P29"><text:bookmark text:name="user-content-should-the-namespace-meta-be-used-for-the-meta-programming-utilities-apply-and-type"/><text:span text:style-name="T1">Should the namespace </text:span><text:span text:style-name="Source_20_Text"><text:span text:style-name="T1">meta</text:span></text:span><text:span text:style-name="T1"> be used for the meta programming utilities </text:span><text:span text:style-name="Source_20_Text"><text:span text:style-name="T1">apply</text:span></text:span><text:span text:style-name="T1"> and </text:span><text:span text:style-name="Source_20_Text"><text:span text:style-name="T1">id</text:span></text:span><text:span text:style-name="T1">?</text:span></text:p>
        </text:list-item>
        <text:list-item>
          <text:p text:style-name="P28"><text:bookmark text:name="user-content-should-the-function-object-factories-be-part-of-the-proposal"/>Should the function object factories be part of the proposal?</text:p>
        </text:list-item>
      </text:list>
      <text:p text:style-name="P9">The function objects <text:span text:style-name="Source_20_Text">maker_tc</text:span>, <text:span text:style-name="Source_20_Text">maker_mfc</text:span> and <text:span text:style-name="Source_20_Text">maker_t</text:span> could be quite useful. </text:p>
      <text:p text:style-name="P9">What should be the default for <text:span text:style-name="Source_20_Text">maker</text:span>? </text:p>
      <text:list xml:id="list1445539598" text:style-name="L6">
        <text:list-item>
          <text:p text:style-name="P30"><text:bookmark text:name="user-content-should-the-function-factories-make-and-none-be-function-objects"/><text:span text:style-name="T1">Should the function factories </text:span><text:span text:style-name="Source_20_Text"><text:span text:style-name="T1">make</text:span></text:span><text:span text:style-name="T1"> and </text:span><text:span text:style-name="Source_20_Text"><text:span text:style-name="T1">none</text:span></text:span><text:span text:style-name="T1"> be function objects?</text:span></text:p>
        </text:list-item>
      </text:list>
      <text:p text:style-name="P9"><text:soft-page-break/>N4381 proposes to use function objects as customized points, so that ADL is not involved.</text:p>
      <text:p text:style-name="P9">This has the advantages to solve the function and the high order function at once.</text:p>
      <text:p text:style-name="P9">The same technique is used a lot in other functional libraries as Range, Fit and Pure. </text:p>
      <text:list xml:id="list393663115" text:style-name="L7">
        <text:list-item>
          <text:p text:style-name="P31"><text:bookmark text:name="user-content-is-there-an-interest-on-the-helper-holder-_t"/><text:span text:style-name="T1">Is there an interest on the helper holder </text:span><text:span text:style-name="Source_20_Text"><text:span text:style-name="T1">_t</text:span></text:span><text:span text:style-name="T1">?</text:span></text:p>
        </text:list-item>
      </text:list>
      <text:p text:style-name="P9">While not need absolutely, it helps to define friendly type constructors.</text:p>
      <text:list xml:id="list1738479085" text:style-name="L8">
        <text:list-item>
          <text:p text:style-name="P32"><text:bookmark text:name="user-content-is-there-an-interest-on-the-helper-meta-functions-id-types-lift-lift_reverse-and-rebind"/><text:span text:style-name="T1">Is there an interest on the helper meta-functions </text:span><text:span text:style-name="Source_20_Text"><text:span text:style-name="T1">lift</text:span></text:span><text:span text:style-name="T1">, </text:span><text:span text:style-name="Source_20_Text"><text:span text:style-name="T1">lift_reverse</text:span></text:span><text:span text:style-name="T1"> and </text:span><text:span text:style-name="Source_20_Text"><text:span text:style-name="T1">rebind</text:span></text:span><text:span text:style-name="T1">?</text:span></text:p>
        </text:list-item>
      </text:list>
      <text:p text:style-name="P9">If yes, should them be part of a separated proposal?</text:p>
      <text:p text:style-name="P9">There is much more on meta-programming utilities as show on the Meta library.</text:p>
      <text:list xml:id="list1795102200" text:style-name="L9">
        <text:list-item>
          <text:p text:style-name="P33"><text:bookmark text:name="user-content-should-the-customization-of-the-standard-classes-pair-tupleoptional-future-unique_ptr-shared_ptr-be-part-of-this-proposal"/><text:span text:style-name="T1">Should the customization of T* and the standard classes </text:span><text:span text:style-name="Source_20_Text"><text:span text:style-name="T1">pair</text:span></text:span><text:span text:style-name="T1">, </text:span><text:span text:style-name="Source_20_Text"><text:span text:style-name="T1">tuple</text:span></text:span><text:span text:style-name="T1">, </text:span><text:span text:style-name="Source_20_Text"><text:span text:style-name="T1">optional</text:span></text:span><text:span text:style-name="T1">, </text:span><text:span text:style-name="Source_20_Text"><text:span text:style-name="T1">future</text:span></text:span><text:span text:style-name="T1">, <text:s/></text:span><text:span text:style-name="Source_20_Text"><text:span text:style-name="T1">unique_ptr</text:span></text:span><text:span text:style-name="T1">, <text:s/></text:span><text:span text:style-name="Source_20_Text"><text:span text:style-name="T1">shared_ptr, any </text:span></text:span><text:span text:style-name="T1">be part of this proposal?</text:span></text:p>
        </text:list-item>
      </text:list>
      <text:h text:style-name="Heading_20_1" text:outline-level="1"><text:bookmark text:name="user-content-technical-specification"/>Technical Specification</text:h>
      <text:h text:style-name="Heading_20_2" text:outline-level="2">Header &lt;experimental/meta&gt; Synopsis</text:h>
      <text:p text:style-name="Text_20_body">Add the following declaration in experimental/functional.</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namespace meta</text:p>
      <text:p text:style-name="Preformatted_20_Text"><text:s text:c="2"/>{</text:p>
      <text:p text:style-name="Preformatted_20_Text"><text:s text:c="4"/>template &lt;class TC, class... Args&gt;</text:p>
      <text:p text:style-name="Preformatted_20_Text"><text:s text:c="6"/>using apply = typename TC::template apply&lt;Args...&gt;;</text:p>
      <text:p text:style-name="Preformatted_20_Text"/>
      <text:p text:style-name="Preformatted_20_Text"><text:s text:c="4"/>template&lt;class T&gt;</text:p>
      <text:p text:style-name="Preformatted_20_Text"><text:s text:c="6"/>struct id</text:p>
      <text:p text:style-name="Preformatted_20_Text"><text:s text:c="4"/>{</text:p>
      <text:p text:style-name="Preformatted_20_Text"><text:s text:c="6"/>using type = T;</text:p>
      <text:p text:style-name="Preformatted_20_Text"><text:s text:c="4"/>};</text:p>
      <text:p text:style-name="Preformatted_20_Text"><text:s text:c="4"/>template&lt;template &lt;class ...&gt; class TC&gt;</text:p>
      <text:p text:style-name="Preformatted_20_Text"><text:s text:c="6"/>struct template_</text:p>
      <text:p text:style-name="Preformatted_20_Text"><text:s text:c="4"/>{</text:p>
      <text:p text:style-name="Preformatted_20_Text"><text:s text:c="4"/>};</text:p>
      <text:p text:style-name="Preformatted_20_Text"><text:s text:c="2"/>}</text:p>
      <text:p text:style-name="Preformatted_20_Text">}</text:p>
      <text:h text:style-name="Heading_20_2" text:outline-level="2"><text:bookmark text:name="user-content-synopsis"/>Header &lt;experimental/functional&gt; Synopsis</text:h>
      <text:p text:style-name="Text_20_body">Add the following declaration in <text:span text:style-name="T2">experimental/functional</text:span>.</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soft-page-break/>{</text:p>
      <text:p text:style-name="Preformatted_20_Text"><text:s text:c="2"/>// type holder</text:p>
      <text:p text:style-name="Preformatted_20_Text"><text:s text:c="2"/>struct _t {};</text:p>
      <text:p text:style-name="Preformatted_20_Text">}</text:p>
      <text:p text:style-name="Preformatted_20_Text">}</text:p>
      <text:p text:style-name="Preformatted_20_Text"><text:s text:c="2"/>template &lt;&gt;</text:p>
      <text:p text:style-name="Preformatted_20_Text"><text:s text:c="4"/>struct add_pointer&lt;experimental::_t&gt;;</text:p>
      <text:p text:style-name="Preformatted_20_Text"/>
      <text:p text:style-name="Preformatted_20_Text">namespace experimental</text:p>
      <text:p text:style-name="Preformatted_20_Text">{</text:p>
      <text:p text:style-name="Preformatted_20_Text">inline namespace fundamental_v2</text:p>
      <text:p text:style-name="Preformatted_20_Text">{</text:p>
      <text:p text:style-name="Preformatted_20_Text"/>
      <text:p text:style-name="Preformatted_20_Text"><text:s text:c="2"/>// T* type constructor</text:p>
      <text:p text:style-name="Preformatted_20_Text"><text:s text:c="2"/>using add_pointer_f = add_pointer&lt;experimental::_t&gt;;</text:p>
      <text:p text:style-name="Preformatted_20_Text"/>
      <text:p text:style-name="Preformatted_20_Text"><text:s text:c="2"/>template&lt;class T&gt;</text:p>
      <text:p text:style-name="Preformatted_20_Text"><text:s text:c="4"/>struct type_constructor {};</text:p>
      <text:p text:style-name="Preformatted_20_Text"><text:s text:c="2"/>template&lt;class T&gt;</text:p>
      <text:p text:style-name="Preformatted_20_Text"><text:s text:c="4"/>using type_constructor_t = <text:s/>typename type_constructor&lt;T&gt;::type;</text:p>
      <text:p text:style-name="Preformatted_20_Text"><text:s text:c="2"/>template&lt;class T&gt;</text:p>
      <text:p text:style-name="Preformatted_20_Text"><text:s text:c="4"/>using Type_Constructor = <text:s/>type_constructor_t&lt;T&gt;;</text:p>
      <text:p text:style-name="Preformatted_20_Text"/>
      <text:p text:style-name="Preformatted_20_Text"><text:s text:c="2"/>template &lt;class T&gt;</text:p>
      <text:p text:style-name="Preformatted_20_Text"><text:s text:c="4"/>requires requires { typename T::type_constructor; }</text:p>
      <text:p text:style-name="Preformatted_20_Text"><text:s text:c="4"/>struct type_constructor&lt;T&gt;</text:p>
      <text:p text:style-name="Preformatted_20_Text"><text:s text:c="6"/>: enable_if&lt;is_object&lt;typename T::type_constructor&gt;::value, </text:p>
      <text:p text:style-name="Preformatted_20_Text"><text:tab/><text:tab/><text:tab/>typename T::type_constructor&gt; </text:p>
      <text:p text:style-name="Preformatted_20_Text"><text:s text:c="4"/>{};</text:p>
      <text:p text:style-name="Preformatted_20_Text"><text:s text:c="2"/>template &lt;template &lt;class ...&gt; class TC&gt;</text:p>
      <text:p text:style-name="Preformatted_20_Text"><text:s text:c="4"/>requires requires { typename TypeConstructor&lt;TC&lt;_t&gt;&gt;; }</text:p>
      <text:p text:style-name="Preformatted_20_Text"><text:s text:c="4"/>struct TypeConstructor&lt;meta::template_&lt;TC&gt;&gt;</text:p>
      <text:p text:style-name="Preformatted_20_Text"><text:s text:c="2"/><text:tab/>: enable_if&lt;is_object&lt;TypeConstructor&lt;TC&lt;_t&gt;&gt;&gt;::value, </text:p>
      <text:p text:style-name="Preformatted_20_Text"><text:tab/><text:tab/><text:tab/>TypeConstructor&lt;TC&lt;_t&gt;&gt;&gt; </text:p>
      <text:p text:style-name="Preformatted_20_Text"><text:s text:c="4"/>{};</text:p>
      <text:p text:style-name="Preformatted_20_Text"><text:s text:c="2"/>template &lt;class T&gt;</text:p>
      <text:p text:style-name="Preformatted_20_Text"><text:s text:c="2"/>struct type_constructor&lt;T*&gt; : id&lt;add_pointer_f&gt; <text:s/>{};</text:p>
      <text:p text:style-name="Preformatted_20_Text"/>
      <text:p text:style-name="Preformatted_20_Text"/>
      <text:p text:style-name="Preformatted_20_Text"><text:s text:c="2"/>template &lt;class TC&gt;</text:p>
      <text:p text:style-name="Preformatted_20_Text"><text:s text:c="4"/>struct not_a_value {};</text:p>
      <text:p text:style-name="Preformatted_20_Text"/>
      <text:p text:style-name="Preformatted_20_Text"><text:s text:c="2"/>template &lt;class TC&gt;</text:p>
      <text:p text:style-name="Preformatted_20_Text"><text:s text:c="4"/>struct none_type { using type = not_a_value&lt;TC&gt; };</text:p>
      <text:p text:style-name="Preformatted_20_Text"><text:s text:c="2"/>template &lt;class T&gt;</text:p>
      <text:p text:style-name="Preformatted_20_Text"><text:s text:c="4"/>struct none_type&lt;T*&gt; { using type = nullptr_t; <text:s/>};</text:p>
      <text:p text:style-name="Preformatted_20_Text"><text:s text:c="2"/>template &lt;class T&gt;</text:p>
      <text:p text:style-name="Preformatted_20_Text"><text:s text:c="4"/>struct none_type&lt;T const&gt; : none_type&lt;T&gt; {};</text:p>
      <text:p text:style-name="Preformatted_20_Text"><text:s text:c="2"/>template &lt;class T&gt;</text:p>
      <text:p text:style-name="Preformatted_20_Text"><text:s text:c="4"/>struct none_type&lt;T volatile&gt; : none_type&lt;T&gt; {};</text:p>
      <text:p text:style-name="Preformatted_20_Text"><text:s text:c="2"/>template &lt;class T&gt;</text:p>
      <text:p text:style-name="Preformatted_20_Text"><text:s text:c="4"/>requires requires { typename T::none_type; }</text:p>
      <text:p text:style-name="Preformatted_20_Text"><text:s text:c="4"/>struct none_type&lt;T&gt;</text:p>
      <text:p text:style-name="Preformatted_20_Text"><text:s text:c="2"/><text:tab/>: enable_if&lt;is_object&lt;typename T::none_type&gt;::value, </text:p>
      <text:p text:style-name="Preformatted_20_Text"><text:tab/><text:tab/><text:tab/>typename T::none_type&gt; </text:p>
      <text:p text:style-name="Preformatted_20_Text"><text:s text:c="4"/>{};</text:p>
      <text:p text:style-name="Preformatted_20_Text"/>
      <text:p text:style-name="Preformatted_20_Text"><text:s text:c="2"/>template &lt;class TC&gt;</text:p>
      <text:p text:style-name="Preformatted_20_Text"><text:s text:c="4"/>using none_t = typename none_type&lt;TC&gt;::type;</text:p>
      <text:p text:style-name="Preformatted_20_Text"><text:soft-page-break/><text:s text:c="2"/>template &lt;class T&gt;</text:p>
      <text:p text:style-name="Preformatted_20_Text"><text:s text:c="4"/>using NoneType = none_t&lt;T&gt;;</text:p>
      <text:p text:style-name="Preformatted_20_Text"/>
      <text:p text:style-name="Preformatted_20_Text"><text:s text:c="2"/>template &lt;class TC&gt;</text:p>
      <text:p text:style-name="Preformatted_20_Text"><text:s text:c="4"/>constexpr none_t&lt;TC&gt; none() { return NoneType&lt;TC&gt;{}; }</text:p>
      <text:p text:style-name="Preformatted_20_Text"/>
      <text:p text:style-name="Preformatted_20_Text"><text:s text:c="2"/>template &lt;template &lt;class ...&gt; class TC&gt;</text:p>
      <text:p text:style-name="Preformatted_20_Text"><text:s text:c="4"/>constexpr auto none() { return NoneType&lt;Type_Constructor&lt;template_&lt;TC&gt;&gt;; }</text:p>
      <text:p text:style-name="Preformatted_20_Text"/>
      <text:p text:style-name="Preformatted_20_Text"><text:s text:c="2"/>template &lt;class TC&gt;</text:p>
      <text:p text:style-name="Preformatted_20_Text"><text:s text:c="4"/>meta::apply&lt;TC, void&gt; make();</text:p>
      <text:p text:style-name="Preformatted_20_Text"/>
      <text:p text:style-name="Preformatted_20_Text"><text:s text:c="2"/>template &lt;template &lt;class ...&gt; class M&gt;</text:p>
      <text:p text:style-name="Preformatted_20_Text"><text:s text:c="4"/>M&lt;void&gt; make();</text:p>
      <text:p text:style-name="Preformatted_20_Text"/>
      <text:p text:style-name="Preformatted_20_Text"><text:s text:c="2"/>template &lt;class TC, class ...Xs&gt;</text:p>
      <text:p text:style-name="Preformatted_20_Text"><text:s text:c="4"/>meta::apply&lt;TC, Ys...&gt; make(Xs&amp;&amp; ...xs);</text:p>
      <text:p text:style-name="Preformatted_20_Text"/>
      <text:p text:style-name="Preformatted_20_Text"><text:s text:c="2"/>template &lt;template &lt;class ...&gt; class M, class ...Xs&gt;</text:p>
      <text:p text:style-name="Preformatted_20_Text"><text:s text:c="4"/>M&lt;Ys...&gt; make(Xs&amp;&amp; xs);</text:p>
      <text:p text:style-name="Preformatted_20_Text"/>
      <text:p text:style-name="Preformatted_20_Text"><text:s text:c="2"/>template &lt;class M, class ...Xs&gt;</text:p>
      <text:p text:style-name="Preformatted_20_Text"><text:s text:c="4"/>M make(Xs&amp;&amp; ...xs);</text:p>
      <text:p text:style-name="Preformatted_20_Text"/>
      <text:p text:style-name="Preformatted_20_Text"/>
      <text:p text:style-name="Preformatted_20_Text"><text:s text:c="2"/>namespace meta</text:p>
      <text:p text:style-name="Preformatted_20_Text"><text:s text:c="2"/>{</text:p>
      <text:p text:style-name="Preformatted_20_Text"><text:s text:c="4"/>template &lt;class M, class ...Xs&gt;</text:p>
      <text:p text:style-name="Preformatted_20_Text"><text:s text:c="6"/>M make_custom(meta::id&lt;M&gt;, Xs&amp;&amp; ...xs);</text:p>
      <text:p text:style-name="Preformatted_20_Text"><text:s text:c="2"/>} <text:s/></text:p>
      <text:p text:style-name="Preformatted_20_Text">}</text:p>
      <text:p text:style-name="Preformatted_20_Text">}</text:p>
      <text:p text:style-name="P2">}</text:p>
      <text:h text:style-name="Heading_20_2" text:outline-level="2">DEDUCED_TYPE(T)</text:h>
      <text:p text:style-name="Text_20_body">Let <text:span text:style-name="Source_20_Text">U</text:span> be <text:span text:style-name="Source_20_Text">decay_t&lt;T&gt;</text:span>. Then <text:span text:style-name="Source_20_Text">V</text:span> is <text:span text:style-name="Source_20_Text">X&amp;</text:span> if <text:span text:style-name="Source_20_Text">U</text:span> Is the same as <text:span text:style-name="Source_20_Text">reference_wrapper&lt;X&gt;</text:span>, otherwise <text:span text:style-name="Source_20_Text">V</text:span> is <text:span text:style-name="Source_20_Text">U</text:span>.</text:p>
      <text:h text:style-name="Heading_20_2" text:outline-level="2"><text:bookmark text:name="user-content-template-function-make"/>Template function <text:span text:style-name="Source_20_Text">make</text:span> </text:h>
      <text:h text:style-name="Heading_20_3" text:outline-level="3"><text:bookmark text:name="user-content-template--void"/>template + void</text:h>
      <text:p text:style-name="Preformatted_20_Text"><text:s text:c="2"/>template &lt;template &lt;class ...&gt; class M&gt;</text:p>
      <text:p text:style-name="P2"><text:s text:c="2"/>M&lt;void&gt; make();</text:p>
      <text:p text:style-name="Text_20_body"><text:span text:style-name="Emphasis">Effects:</text:span> Forwards to the customization point <text:span text:style-name="Source_20_Text">make</text:span> with a template constructor <text:span text:style-name="T2">id</text:span><text:span text:style-name="Source_20_Text"><text:span text:style-name="T2">&lt;</text:span></text:span><text:span text:style-name="Source_20_Text">M&lt;void&gt;&gt;</text:span>. As if</text:p>
      <text:p text:style-name="P2"><text:s text:c="4"/>return make_custom(meta::id&lt;M&lt;void&gt;&gt;{});</text:p>
      <text:p text:style-name="P3">Remarks: This overload would not participate in overload resolution until <text:span text:style-name="T2">make_custom(meta::id&lt;M&lt;void&gt;&gt;{})</text:span> is well formed<text:span text:style-name="T2">.</text:span></text:p>
      <text:h text:style-name="Heading_20_3" text:outline-level="3"><text:soft-page-break/>template + deduced underlying types</text:h>
      <text:p text:style-name="Preformatted_20_Text">template &lt;template &lt;class ...&gt; class M, class ...Ts&gt;</text:p>
      <text:p text:style-name="P2"><text:s text:c="2"/>M&lt;Vs...&gt; make(Ts&amp;&amp; xs...);</text:p>
      <text:p text:style-name="Text_20_body">where <text:span text:style-name="Source_20_Text">Vs</text:span> is DEDUCED_TYPE(Ts): </text:p>
      <text:p text:style-name="Text_20_body"/>
      <text:p text:style-name="Text_20_body"><text:span text:style-name="Emphasis">Effects:</text:span> Forwards to the customization point <text:span text:style-name="Source_20_Text">make_custom</text:span> with a template constructor <text:span text:style-name="Source_20_Text">meta::id&lt;M&lt;Vs...&gt;&gt;</text:span>. As if</text:p>
      <text:p text:style-name="P2"><text:s text:c="4"/>return make_custom(meta::id&lt;M&lt;Vs...&gt;&gt;{}, std::forward&lt;Ts&gt;(xs)...);</text:p>
      <text:p text:style-name="P3">Remarks: This overload would not participate in overload resolution until <text:span text:style-name="T2">make_custom(meta::id&lt;M&lt;Vs...&gt;&gt;{}, std::forward&lt;Ts&gt;(xs)...)</text:span> is well formed<text:span text:style-name="T2">.</text:span></text:p>
      <text:h text:style-name="Heading_20_3" text:outline-level="3"><text:bookmark text:name="user-content-type-constructor--deduced-underlying-type"/>type constructor + deduced underlying types</text:h>
      <text:p text:style-name="Preformatted_20_Text"><text:s text:c="2"/>template &lt;class TC, class ...Ts&gt;</text:p>
      <text:p text:style-name="P2"><text:s text:c="4"/>meta::apply&lt;TC, Vs...&gt; make(Ts&amp;&amp; xs...);</text:p>
      <text:p text:style-name="Text_20_body">where <text:span text:style-name="Source_20_Text">V</text:span> is <text:span text:style-name="Source_20_Text">DEDUCED_TYPE(T)</text:span>.</text:p>
      <text:p text:style-name="Text_20_body"><text:span text:style-name="Emphasis">Requires:</text:span> <text:span text:style-name="Source_20_Text">TC</text:span> is a type constructor.</text:p>
      <text:p text:style-name="Text_20_body"><text:span text:style-name="Emphasis">Effects:</text:span> Forwards to the customization point <text:span text:style-name="Source_20_Text">make_custom</text:span> with a template constructor <text:span text:style-name="Source_20_Text">meta::id&lt;meta::apply&lt;TC, Vs...&gt;&gt;</text:span>. As if</text:p>
      <text:p text:style-name="P2"><text:s/>return make_custom(meta::id&lt;meta::apply&lt;TC, V...&gt;&gt;{}, std::forward&lt;Ts&gt;(xs)...);</text:p>
      <text:p text:style-name="P3">Remarks: This overload would not participate in overload resolution until <text:span text:style-name="T2">make_custom(meta::id&lt;meta::apply&lt;TC, V...&gt;&gt;{}, std::forward&lt;Ts&gt;(xs)...)</text:span> is well formed<text:span text:style-name="T2">.</text:span></text:p>
      <text:h text:style-name="Heading_20_3" text:outline-level="3"><text:bookmark text:name="user-content-type--non-deduced-underlying-type"/>type + non deduced underlying type</text:h>
      <text:p text:style-name="Preformatted_20_Text">template &lt;class M, class ...Xs&gt;</text:p>
      <text:p text:style-name="P2"><text:s text:c="2"/>M make(Xs&amp;&amp; xs...);</text:p>
      <text:p text:style-name="Text_20_body"><text:span text:style-name="Emphasis">Requires:</text:span> <text:span text:style-name="Source_20_Text">M</text:span> is not a type constructor and the underlying type of <text:span text:style-name="Source_20_Text">M</text:span> is convertible from <text:span text:style-name="Source_20_Text">Xs...</text:span>.</text:p>
      <text:p text:style-name="Text_20_body"><text:span text:style-name="Emphasis">Effects:</text:span> Forwards to the customization point <text:span text:style-name="Source_20_Text">make_custom</text:span> with a template constructor <text:span text:style-name="Source_20_Text">meta::id&lt;M&gt;</text:span>. As if</text:p>
      <text:p text:style-name="P2"><text:s text:c="4"/>return make_custom(meta::id&lt;M&gt;{}, std::forward&lt;Xs&gt;(xs)...);</text:p>
      <text:h text:style-name="Heading_20_2" text:outline-level="2"><text:bookmark text:name="user-content-template-function-make_custom---default-constructor-customization-point-for-void"/><text:soft-page-break/>Template function <text:span text:style-name="Source_20_Text">make_custom</text:span> </text:h>
      <text:h text:style-name="Heading_20_3" text:outline-level="3">constructor customization point</text:h>
      <text:p text:style-name="Preformatted_20_Text">template &lt;class M, class ...Xs&gt;</text:p>
      <text:p text:style-name="P2"><text:s text:c="2"/>M make_custom(meta::id&lt;M&gt;, Xs&amp;&amp; xs...);</text:p>
      <text:p text:style-name="Text_20_body"><text:span text:style-name="Emphasis">Returns:</text:span> A <text:span text:style-name="Source_20_Text">M</text:span> constructed using the constructor <text:span text:style-name="Source_20_Text">M(std::forward&lt;Xs&gt;(xs)...)</text:span></text:p>
      <text:p text:style-name="Text_20_body"><text:span text:style-name="Emphasis">Throws:</text:span> Any exception thrown by the constructor.</text:p>
      <text:p text:style-name="Text_20_body">Remarks: This overload would not participate in overload resolution until <text:span text:style-name="T2">is_constructible_v&lt;M, Xs&amp;&amp;&gt;.</text:span></text:p>
      <text:h text:style-name="Heading_20_1" text:outline-level="1"><text:bookmark text:name="user-content-example-of-customizations"/>Example of customizations</text:h>
      <text:p text:style-name="Text_20_body">Next follows some examples of customizations that could be included in the standard</text:p>
      <text:p text:style-name="Text_20_body"/>
      <text:h text:style-name="Heading_20_2" text:outline-level="2"><text:span text:style-name="Source_20_Text">T*</text:span> </text:h>
      <text:p text:style-name="Preformatted_20_Text"/>
      <text:p text:style-name="Preformatted_20_Text">namespace std {</text:p>
      <text:p text:style-name="Preformatted_20_Text"><text:s text:c="2"/>template &lt;&gt;</text:p>
      <text:p text:style-name="Preformatted_20_Text"><text:s text:c="2"/>struct add_pointer&lt;experimental::_t&gt;;</text:p>
      <text:p text:style-name="Preformatted_20_Text"/>
      <text:p text:style-name="Preformatted_20_Text">namespace experimental {</text:p>
      <text:p text:style-name="Preformatted_20_Text">inline namespace fundamental_v2 {</text:p>
      <text:p text:style-name="Preformatted_20_Text"/>
      <text:p text:style-name="Preformatted_20_Text"><text:s text:c="2"/>// T* type constructor</text:p>
      <text:p text:style-name="Preformatted_20_Text"><text:s text:c="2"/>using add_pointer_f = add_pointer&lt;_t&gt;;</text:p>
      <text:p text:style-name="Preformatted_20_Text"/>
      <text:p text:style-name="Preformatted_20_Text"><text:s text:c="2"/>namespace meta</text:p>
      <text:p text:style-name="Preformatted_20_Text"><text:s text:c="2"/>{</text:p>
      <text:p text:style-name="Preformatted_20_Text"><text:s text:c="4"/>nullptr_t none_custom(id&lt;add_pointer&lt;_t&gt;) { return nullptr; }</text:p>
      <text:p text:style-name="Preformatted_20_Text"><text:s text:c="2"/>} <text:s/></text:p>
      <text:p text:style-name="Preformatted_20_Text"/>
      <text:p text:style-name="Preformatted_20_Text"/>
      <text:p text:style-name="Preformatted_20_Text">}</text:p>
      <text:p text:style-name="Preformatted_20_Text">}</text:p>
      <text:p text:style-name="Preformatted_20_Text">}</text:p>
      <text:h text:style-name="Heading_20_2" text:outline-level="2"><text:bookmark text:name="user-content-optional"/><text:span text:style-name="Source_20_Text">optional</text:span> </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 Holder specialization</text:p>
      <text:p text:style-name="Preformatted_20_Text"><text:s text:c="2"/>template &lt;&gt;</text:p>
      <text:p text:style-name="Preformatted_20_Text"><text:s text:c="2"/>struct optional&lt;_t&gt;;</text:p>
      <text:p text:style-name="Preformatted_20_Text"/>
      <text:p text:style-name="Preformatted_20_Text"><text:s text:c="2"/>using optional_f = optional&lt;_t&gt;;</text:p>
      <text:p text:style-name="Preformatted_20_Text"><text:soft-page-break/></text:p>
      <text:p text:style-name="Preformatted_20_Text"><text:s text:c="2"/>nullopt_t none_custom(meta::id&lt;optional&lt;_t&gt;&gt;);</text:p>
      <text:p text:style-name="Preformatted_20_Text">}</text:p>
      <text:p text:style-name="Preformatted_20_Text">}</text:p>
      <text:p text:style-name="P2">}</text:p>
      <text:h text:style-name="Heading_20_2" text:outline-level="2"><text:bookmark text:name="user-content-expected"/><text:span text:style-name="Source_20_Text">expected</text:span> </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 Holder specialization</text:p>
      <text:p text:style-name="Preformatted_20_Text"><text:s text:c="2"/>template &lt;class E&gt;</text:p>
      <text:p text:style-name="Preformatted_20_Text"><text:s text:c="2"/>struct expected&lt;_t, E&gt;;</text:p>
      <text:p text:style-name="Preformatted_20_Text"/>
      <text:p text:style-name="Preformatted_20_Text"><text:s text:c="2"/>template &lt;class E&gt;</text:p>
      <text:p text:style-name="Preformatted_20_Text"><text:s text:c="2"/>using expected_f = expected&lt;_t, E&gt;;</text:p>
      <text:p text:style-name="Preformatted_20_Text"/>
      <text:p text:style-name="Preformatted_20_Text">}</text:p>
      <text:p text:style-name="Preformatted_20_Text">}</text:p>
      <text:p text:style-name="P2">}</text:p>
      <text:h text:style-name="Heading_20_2" text:outline-level="2"><text:bookmark text:name="user-content-futureshared_future"/><text:span text:style-name="Source_20_Text">future</text:span>/<text:span text:style-name="Source_20_Text">shared_future</text:span> </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 (needed because future doesn't has a default constructor)</text:p>
      <text:p text:style-name="Preformatted_20_Text"><text:s text:c="2"/>future&lt;void&gt; </text:p>
      <text:p text:style-name="Preformatted_20_Text"><text:s text:c="4"/>make_custom(meta::id&lt;future&lt;void&gt;&gt;);</text:p>
      <text:p text:style-name="Preformatted_20_Text"/>
      <text:p text:style-name="Preformatted_20_Text"><text:s text:c="2"/>// (needed because future doesn't has a conversion constructor)</text:p>
      <text:p text:style-name="Preformatted_20_Text"><text:s text:c="2"/>template &lt;class DX, class ...Xs&gt;</text:p>
      <text:p text:style-name="Preformatted_20_Text"><text:s text:c="4"/>future&lt;DX&gt; </text:p>
      <text:p text:style-name="Preformatted_20_Text"><text:s text:c="4"/>make_custom(meta::id&lt;future&lt;DX&gt;&gt;, Xs&amp;&amp; xs);</text:p>
      <text:p text:style-name="Preformatted_20_Text"/>
      <text:p text:style-name="Preformatted_20_Text"><text:s text:c="2"/>// (needed because shared_future doesn't has a default constructor)</text:p>
      <text:p text:style-name="Preformatted_20_Text"><text:s text:c="2"/>shared_future&lt;void&gt; </text:p>
      <text:p text:style-name="Preformatted_20_Text"><text:s text:c="4"/>make_custom(meta::id&lt;shared_future&lt;void&gt;&gt;);</text:p>
      <text:p text:style-name="Preformatted_20_Text"/>
      <text:p text:style-name="Preformatted_20_Text"><text:s text:c="2"/>// (needed because std::experimental::shared_future&lt;DX&gt; </text:p>
      <text:p text:style-name="Preformatted_20_Text"><text:s text:c="2"/>// doesn't has a constructor from DX)</text:p>
      <text:p text:style-name="Preformatted_20_Text"><text:s text:c="2"/>template &lt;class DX, class ...Xs&gt;</text:p>
      <text:p text:style-name="Preformatted_20_Text"><text:s text:c="4"/>shared_future&lt;DX&gt; </text:p>
      <text:p text:style-name="Preformatted_20_Text"><text:s text:c="4"/>make_custom(meta::id&lt;shared_future&lt;DX&gt;&gt;, Xs&amp;&amp; xs...);</text:p>
      <text:p text:style-name="Preformatted_20_Text"/>
      <text:p text:style-name="Preformatted_20_Text"/>
      <text:p text:style-name="Preformatted_20_Text"><text:s text:c="2"/>// Holder specializations</text:p>
      <text:p text:style-name="Preformatted_20_Text"><text:s text:c="2"/>template &lt;&gt;</text:p>
      <text:p text:style-name="Preformatted_20_Text"><text:s text:c="4"/>struct future&lt;_t&gt;;</text:p>
      <text:p text:style-name="Preformatted_20_Text"><text:s text:c="2"/>template &lt;&gt;</text:p>
      <text:p text:style-name="Preformatted_20_Text"><text:s text:c="4"/>struct future&lt;_t&amp;&gt;;</text:p>
      <text:p text:style-name="Preformatted_20_Text"><text:s text:c="2"/>template &lt;&gt;</text:p>
      <text:p text:style-name="Preformatted_20_Text"><text:soft-page-break/><text:s text:c="4"/>struct shared_future&lt;_t&gt;;</text:p>
      <text:p text:style-name="Preformatted_20_Text"><text:s text:c="2"/>template &lt;&gt;</text:p>
      <text:p text:style-name="Preformatted_20_Text"><text:s text:c="4"/>struct shared_future&lt;_t&amp;&gt;; <text:s text:c="2"/></text:p>
      <text:p text:style-name="Preformatted_20_Text"/>
      <text:p text:style-name="Preformatted_20_Text"><text:s text:c="2"/>using future_f = future&lt;_t&gt;;</text:p>
      <text:p text:style-name="Preformatted_20_Text"><text:s text:c="2"/>using shared_future_f = shared_future&lt;_t&gt;;</text:p>
      <text:p text:style-name="Preformatted_20_Text">}</text:p>
      <text:p text:style-name="Preformatted_20_Text">}</text:p>
      <text:p text:style-name="P2">}</text:p>
      <text:h text:style-name="Heading_20_2" text:outline-level="2"><text:bookmark text:name="user-content-unique_ptr"/><text:span text:style-name="Source_20_Text">unique_ptr</text:span> </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 Holder customizations</text:p>
      <text:p text:style-name="Preformatted_20_Text"><text:s text:c="2"/>struct unique_ptr&lt;_t, D&gt;;</text:p>
      <text:p text:style-name="Preformatted_20_Text"/>
      <text:p text:style-name="Preformatted_20_Text"><text:s text:c="2"/>template &lt;class D&gt;</text:p>
      <text:p text:style-name="Preformatted_20_Text"><text:s text:c="2"/>using unique_ptr_f = unique_ptr&lt;_t, D&gt;;</text:p>
      <text:p text:style-name="Preformatted_20_Text"/>
      <text:p text:style-name="Preformatted_20_Text"><text:s text:c="2"/>template &lt;&gt;</text:p>
      <text:p text:style-name="Preformatted_20_Text"><text:s text:c="2"/>struct default_delete&lt;_t&gt;;</text:p>
      <text:p text:style-name="Preformatted_20_Text"/>
      <text:p text:style-name="Preformatted_20_Text"><text:s text:c="2"/>using default_delete_f = default_delete&lt;_t&gt;;</text:p>
      <text:p text:style-name="Preformatted_20_Text"/>
      <text:p text:style-name="Preformatted_20_Text"><text:s text:c="2"/>// customization point for template </text:p>
      <text:p text:style-name="Preformatted_20_Text"><text:s text:c="2"/>// (needed because unique_ptr doesn't has a constructor from Xs...)</text:p>
      <text:p text:style-name="Preformatted_20_Text"><text:s text:c="2"/>template &lt;class DX, class ...Xs&gt;</text:p>
      <text:p text:style-name="Preformatted_20_Text"><text:s text:c="4"/>unique_ptr&lt;DX&gt; </text:p>
      <text:p text:style-name="Preformatted_20_Text"><text:s text:c="4"/>make_custom(meta::id&lt;unique_ptr&lt;DX&gt;&gt;, Xs&amp;&amp; xs);</text:p>
      <text:p text:style-name="Preformatted_20_Text"/>
      <text:p text:style-name="Preformatted_20_Text"><text:s text:c="2"/>template &lt;class D&gt;</text:p>
      <text:p text:style-name="Preformatted_20_Text"><text:s text:c="4"/>nullptr_t </text:p>
      <text:p text:style-name="Preformatted_20_Text"><text:s text:c="4"/>none_custom(meta::id&lt;unique_ptr&lt;_t, D&gt;&gt;);</text:p>
      <text:p text:style-name="Preformatted_20_Text">}</text:p>
      <text:p text:style-name="Preformatted_20_Text">}</text:p>
      <text:p text:style-name="P2">}</text:p>
      <text:h text:style-name="Heading_20_2" text:outline-level="2"><text:bookmark text:name="user-content-shared_ptr"/><text:span text:style-name="Source_20_Text">shared_ptr</text:span> </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 Holder customization</text:p>
      <text:p text:style-name="Preformatted_20_Text"><text:s text:c="2"/>template &lt;&gt;</text:p>
      <text:p text:style-name="Preformatted_20_Text"><text:s text:c="2"/>struct shared_ptr&lt;_t&gt;;</text:p>
      <text:p text:style-name="Preformatted_20_Text"/>
      <text:p text:style-name="Preformatted_20_Text"><text:s text:c="2"/>using shared_ptr_f = shared_ptr&lt;_t&gt;;</text:p>
      <text:p text:style-name="Preformatted_20_Text"/>
      <text:p text:style-name="Preformatted_20_Text"><text:s text:c="2"/>// customization point for template </text:p>
      <text:p text:style-name="Preformatted_20_Text"><text:s text:c="2"/>// (needed because shared_ptr doesn't has a constructor from Xs...)</text:p>
      <text:p text:style-name="Preformatted_20_Text"><text:s text:c="2"/>template &lt;class DX, class ...Xs&gt;</text:p>
      <text:p text:style-name="Preformatted_20_Text"><text:soft-page-break/><text:s text:c="4"/>shared_ptr&lt;DX&gt; </text:p>
      <text:p text:style-name="Preformatted_20_Text"><text:s text:c="4"/>make_custom(meta::id&lt;shared_ptr&lt;DX&gt;&gt;, Xs&amp;&amp; xs);</text:p>
      <text:p text:style-name="Preformatted_20_Text"/>
      <text:p text:style-name="Preformatted_20_Text"><text:s text:c="2"/>nullptr_t </text:p>
      <text:p text:style-name="Preformatted_20_Text"><text:s text:c="4"/>none_custom(meta::id&lt;shared_ptr_f&gt;);</text:p>
      <text:p text:style-name="Preformatted_20_Text">}</text:p>
      <text:p text:style-name="Preformatted_20_Text">}</text:p>
      <text:p text:style-name="P2">}</text:p>
      <text:h text:style-name="Heading_20_1" text:outline-level="1"><text:bookmark text:name="user-content-implementation"/>Implementation</text:h>
      <text:p text:style-name="Text_20_body">There is an implementation at <text:a xlink:type="simple" xlink:href="https://github.com/viboes/std-make">https://github.com/viboes/std-make</text:a>.</text:p>
      <text:h text:style-name="Heading_20_1" text:outline-level="1"><text:bookmark text:name="user-content-acknowledgements"/>Acknowledgements</text:h>
      <text:p text:style-name="Text_20_body">Many thanks to Agustín K-ballo Bergé from which I learn the trick to implement the different overloads. Scott Pager helped me to identify a minimal proposal, making optional the helper classes and of course the addition of high order functional factory and the missing <text:span text:style-name="T2">reference_wrapper</text:span> overload.</text:p>
      <text:p text:style-name="Text_20_body">Thanks to Mike Spertus for its P0091R0 proposal that would help to avoid the factories in the application code cases. </text:p>
      <text:h text:style-name="Heading_20_1" text:outline-level="1">History</text:h>
      <text:p text:style-name="P13"><text:bookmark text:name="user-content-v01-creation"/>v0.1 Creation</text:p>
      <text:p text:style-name="P13"><text:bookmark text:name="user-content-v02-take-in-account-comments-from-the-ml"/>v0.2 Take in account comments from the ML</text:p>
      <text:list xml:id="list2124540384" text:style-name="L10">
        <text:list-item>
          <text:p text:style-name="P39">Moved <text:span text:style-name="Source_20_Text">apply</text:span> and <text:span text:style-name="Source_20_Text">type</text:span> to <text:span text:style-name="Source_20_Text">meta</text:span> namespace. </text:p>
        </text:list-item>
        <text:list-item>
          <text:p text:style-name="P39">Added <text:span text:style-name="Source_20_Text">constexpr</text:span>. </text:p>
        </text:list-item>
        <text:list-item>
          <text:p text:style-name="P39">Added product type factory overload <text:span text:style-name="Source_20_Text">make</text:span> to support <text:span text:style-name="Source_20_Text">pair/tuple</text:span> types. </text:p>
        </text:list-item>
        <text:list-item>
          <text:p text:style-name="P39">Fix the signature of <text:span text:style-name="Source_20_Text">make</text:span> to support <text:span text:style-name="Source_20_Text">reference_wrapper</text:span> types. </text:p>
        </text:list-item>
        <text:list-item>
          <text:p text:style-name="P39">Added factory function object <text:span text:style-name="Source_20_Text">maker</text:span>. </text:p>
        </text:list-item>
        <text:list-item>
          <text:p text:style-name="P39">Added <text:span text:style-name="Source_20_Text">none</text:span> factory. </text:p>
        </text:list-item>
        <text:list-item>
          <text:p text:style-name="P39">Removed the emplace <text:span text:style-name="Source_20_Text">make</text:span> factory specialization. </text:p>
        </text:list-item>
        <text:list-item>
          <text:p text:style-name="P39">Remove <text:span text:style-name="Source_20_Text">type_constructor</text:span> as out of the scope of the proposal. It was used by <text:span text:style-name="Source_20_Text">unique_ptr&lt;_t, D&gt;</text:span> specialization, but this can be seen as an implementation detail. </text:p>
        </text:list-item>
        <text:list-item>
          <text:p text:style-name="P39">Remove <text:span text:style-name="Source_20_Text">type_constructor_tag</text:span> as this was an implementation detail. </text:p>
        </text:list-item>
        <text:list-item>
          <text:p text:style-name="P39">Refactored <text:span text:style-name="Source_20_Text">rebind</text:span>. </text:p>
        </text:list-item>
        <text:list-item>
          <text:p text:style-name="P34">Moved <text:span text:style-name="Source_20_Text">rebind</text:span>, <text:span text:style-name="Source_20_Text">lift</text:span>, <text:span text:style-name="Source_20_Text">reverse_lift</text:span>, <text:span text:style-name="Source_20_Text">_t</text:span> and <text:span text:style-name="Source_20_Text">id</text:span> to appendix Helper Classes not part of this proposal and to <text:span text:style-name="Source_20_Text">meta</text:span> namespace. </text:p>
        </text:list-item>
      </text:list>
      <text:p text:style-name="P13"><text:bookmark text:name="user-content-v03-take-in-account-comments-from-the-ml"/>v0.3 Take in account comments from the ML</text:p>
      <text:list xml:id="list631773259" text:style-name="L11">
        <text:list-item>
          <text:p text:style-name="P40">Fix some product type and emplace factories issues. </text:p>
        </text:list-item>
        <text:list-item>
          <text:p text:style-name="P40">Rename customization point <text:span text:style-name="Source_20_Text">make</text:span> to <text:span text:style-name="Source_20_Text">make_custom</text:span>. </text:p>
        </text:list-item>
        <text:list-item>
          <text:p text:style-name="P35">Reference P0091R0.</text:p>
        </text:list-item>
        <text:list-item>
          <text:p text:style-name="P35"><text:soft-page-break/>Replace meta::type by meta::id</text:p>
        </text:list-item>
      </text:list>
      <text:h text:style-name="Heading_20_1" text:outline-level="1"><text:bookmark text:name="user-content-references"/>References</text:h>
      <text:list xml:id="list746151285" text:style-name="L12">
        <text:list-item>
          <text:p text:style-name="P36">P0091R0 - Template parameter deduction for constructors (Rev. 3) </text:p>
          <text:p text:style-name="P36">http://www.open-std.org/jtc1/sc22/wg21/docs/papers/2015/p0091r0.html</text:p>
        </text:list-item>
        <text:list-item>
          <text:p text:style-name="P36">N4381 - Suggested Design for Customization Points </text:p>
          <text:p text:style-name="P36"><text:a xlink:type="simple" xlink:href="http://open-std.org/JTC1/SC22/WG21/docs/papers/2015/n4381.html">http://open-std.org/JTC1/SC22/WG21/docs/papers/2015/n4381.html</text:a></text:p>
        </text:list-item>
        <text:list-item>
          <text:p text:style-name="P36">N4480 - Programming Languages — C++ Extensions for Library Fundamentals </text:p>
          <text:p text:style-name="P36"><text:a xlink:type="simple" xlink:href="http://open-std.org/JTC1/SC22/WG21/docs/papers/2015/n4480.html">http://open-std.org/JTC1/SC22/WG21/docs/papers/2015/n4480.html</text:a></text:p>
        </text:list-item>
        <text:list-item>
          <text:p text:style-name="P36">N4015 - A proposal to add a utility class to represent expected monad </text:p>
          <text:p text:style-name="P36"><text:a xlink:type="simple" xlink:href="http://www.open-std.org/JTC1/SC22/WG21/docs/papers/2014/n4015.pdf">http://www.open-</text:a><text:a xlink:type="simple" xlink:href="http://www.open-std.org/JTC1/SC22/WG21/docs/papers/2014/n4015.pdf">std.org/JTC1/SC22/WG21/docs/papers/2014/n4015.pdf</text:a></text:p>
        </text:list-item>
        <text:list-item>
          <text:p text:style-name="P36">Range-V3 </text:p>
          <text:p text:style-name="P36"><text:a xlink:type="simple" xlink:href="https://github.com/ericniebler/range-v3">https://github.com/ericniebler/range-v3</text:a></text:p>
        </text:list-item>
        <text:list-item>
          <text:p text:style-name="P36">Meta </text:p>
          <text:p text:style-name="P36"><text:a xlink:type="simple" xlink:href="https://github.com/ericniebler/meta">https://github.com/ericniebler/meta</text:a></text:p>
        </text:list-item>
        <text:list-item>
          <text:p text:style-name="P36">Hana </text:p>
          <text:p text:style-name="P36"><text:a xlink:type="simple" xlink:href="https://github.com/ldionne/hana">https://github.com/ldionne/hana</text:a></text:p>
        </text:list-item>
        <text:list-item>
          <text:p text:style-name="P36">Pure </text:p>
          <text:p text:style-name="P36"><text:a xlink:type="simple" xlink:href="https://github.com/splinterofchaos/Pure">https://github.com/splinterofchaos/Pure</text:a></text:p>
        </text:list-item>
        <text:list-item>
          <text:p text:style-name="P36">Fit </text:p>
          <text:p text:style-name="P36"><text:a xlink:type="simple" xlink:href="https://github.com/pfultz2/Fit">https://github.com/pfultz2/Fit</text:a></text:p>
        </text:list-item>
      </text:list>
      <text:h text:style-name="Heading_20_1" text:outline-level="1"><text:bookmark text:name="user-content-appendix---non-mandatory-helper-classes"/>Appendix - Helper Classes not part of this proposal</text:h>
      <text:p text:style-name="Text_20_body">In the original proposal there were some helper classes as <text:span text:style-name="Source_20_Text">lift</text:span>, <text:span text:style-name="Source_20_Text">reverse_lift</text:span>, <text:s/><text:span text:style-name="T2">rebind</text:span>, and <text:span text:style-name="Source_20_Text">_t</text:span> that are not mandatory for this proposal. If the committee has interest, a specific proposal can be written. </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 type holder</text:p>
      <text:p text:style-name="Preformatted_20_Text"><text:s text:c="2"/>struct _t {};</text:p>
      <text:p text:style-name="Preformatted_20_Text"/>
      <text:p text:style-name="Preformatted_20_Text">namespace meta</text:p>
      <text:p text:style-name="Preformatted_20_Text"><text:soft-page-break/>{</text:p>
      <text:p text:style-name="Preformatted_20_Text"/>
      <text:p text:style-name="Preformatted_20_Text"><text:s text:c="2"/>// lift a class template to a type constructor</text:p>
      <text:p text:style-name="Preformatted_20_Text"><text:s text:c="2"/>template &lt;template &lt;class ...&gt; class TC, class... Args&gt;</text:p>
      <text:p text:style-name="Preformatted_20_Text"><text:s text:c="4"/>struct lift;</text:p>
      <text:p text:style-name="Preformatted_20_Text"/>
      <text:p text:style-name="Preformatted_20_Text"><text:s text:c="2"/>// reverse lift a class template to a type constructor</text:p>
      <text:p text:style-name="Preformatted_20_Text"><text:s text:c="2"/>template &lt;template &lt;class ...&gt; class TC, class... Args&gt;</text:p>
      <text:p text:style-name="Preformatted_20_Text"><text:s text:c="4"/>struct reverse_lift;</text:p>
      <text:p text:style-name="Preformatted_20_Text"/>
      <text:p text:style-name="Preformatted_20_Text"><text:s text:c="2"/>template &lt;class M, class ...U&gt;</text:p>
      <text:p text:style-name="Preformatted_20_Text"><text:s text:c="2"/>struct rebind : id&lt;typename M::template rebind&lt;U...&gt;&gt; {};</text:p>
      <text:p text:style-name="Preformatted_20_Text"/>
      <text:p text:style-name="Preformatted_20_Text"><text:s text:c="2"/>template &lt;template&lt;class ...&gt; class TC, class ...Ts, class ...Us&gt;</text:p>
      <text:p text:style-name="Preformatted_20_Text"><text:s text:c="2"/>struct rebind&lt;TC&lt;Ts...&gt;, Us...&gt; : id&lt;TC&lt;Us...&gt;&gt; {};</text:p>
      <text:p text:style-name="Preformatted_20_Text"/>
      <text:p text:style-name="Preformatted_20_Text"><text:s text:c="2"/>template &lt;class M, class ...Us&gt;</text:p>
      <text:p text:style-name="Preformatted_20_Text"><text:s text:c="2"/>using rebind_t = typename rebind&lt;M, Us...&gt;::type;</text:p>
      <text:p text:style-name="Preformatted_20_Text"/>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factories<text:tab/>DXXXX</text:p>
      </style:header>
      <style:footer>
        <text:p text:style-name="Footer"><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12-19T03:15:10</dc:date>
    <dc:creator>Vicente Botet Escriba</dc:creator>
    <meta:editing-duration>P8DT2H44M38S</meta:editing-duration>
    <meta:editing-cycles>262</meta:editing-cycles>
    <meta:generator>OpenOffice.org/3.3$Unix OpenOffice.org_project/330m20$Build-9567</meta:generator>
    <meta:document-statistic meta:table-count="1" meta:image-count="0" meta:object-count="0" meta:page-count="23" meta:paragraph-count="774" meta:word-count="4266" meta:character-count="30313"/>
  </office:meta>
</office:document-meta>
</file>